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49.37mm"/>
    </style:style>
    <style:style style:name="co3" style:family="table-column">
      <style:table-column-properties fo:break-before="auto" style:column-width="51.28mm"/>
    </style:style>
    <style:style style:name="co4" style:family="table-column">
      <style:table-column-properties fo:break-before="auto" style:column-width="55.09mm"/>
    </style:style>
    <style:style style:name="co5" style:family="table-column">
      <style:table-column-properties fo:break-before="auto" style:column-width="52.92mm"/>
    </style:style>
    <style:style style:name="co6" style:family="table-column">
      <style:table-column-properties fo:break-before="auto" style:column-width="56.73mm"/>
    </style:style>
    <style:style style:name="co7" style:family="table-column">
      <style:table-column-properties fo:break-before="auto" style:column-width="52.37mm"/>
    </style:style>
    <style:style style:name="co8" style:family="table-column">
      <style:table-column-properties fo:break-before="auto" style:column-width="53.18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10" table:style-name="ta1">
        <table:shapes>
          <draw:frame draw:z-index="0" draw:style-name="gr1" draw:text-style-name="P1" svg:width="922.15mm" svg:height="217.6mm" svg:x="221.6mm" svg:y="72.81mm">
            <loext:p draw:notify-on-update-of-ranges="test10.I2:test10.I110 test10.A1:test10.A1 test10.A2:test10.A110 test10.B1:test10.B1 test10.B2:test10.B110 test10.C1:test10.C1 test10.C2:test10.C110 test10.D1:test10.D1 test10.D2:test10.D110 test10.E1:test10.E1 test10.E2:test10.E110 test10.F1:test10.F1 test10.F2:test10.F110 test10.G1:test10.G1 test10.G2:test10.G110 test10.H1:test10.H1 test10.H2:test10.H1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/TH/shdl_data/data/exec_cost_y</text:p>
          </table:table-cell>
          <table:table-cell office:value-type="string" calcext:value-type="string">
            <text:p>/TH/shdl_data/data/dac_cc_y</text:p>
          </table:table-cell>
          <table:table-cell office:value-type="string" calcext:value-type="string">
            <text:p>/TH/shdl_data/data/exec_cc_y</text:p>
          </table:table-cell>
          <table:table-cell office:value-type="string" calcext:value-type="string">
            <text:p>/TH/shdl_data/data/exec_ccps_y</text:p>
          </table:table-cell>
          <table:table-cell office:value-type="string" calcext:value-type="string">
            <text:p>/TH/shdl_data/data/wait_cost_y</text:p>
          </table:table-cell>
          <table:table-cell office:value-type="string" calcext:value-type="string">
            <text:p>/TH/shdl_data/data/switch_cost_y</text:p>
          </table:table-cell>
          <table:table-cell office:value-type="string" calcext:value-type="string">
            <text:p>/TH/shdl_data/data/dac_cost_y</text:p>
          </table:table-cell>
          <table:table-cell office:value-type="string" calcext:value-type="string">
            <text:p>/TH/shdl_data/data/dac_ccps_y</text:p>
          </table:table-cell>
          <table:table-cell office:value-type="string" calcext:value-type="string">
            <text:p>x0008</text:p>
          </table:table-cell>
          <table:table-cell office:value-type="string" calcext:value-type="string">
            <text:p>y0008</text:p>
          </table:table-cell>
        </table:table-row>
        <table:table-row table:style-name="ro1">
          <table:table-cell office:value-type="float" office:value="2.315367699" calcext:value-type="float">
            <text:p>2,32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347871214" calcext:value-type="float">
            <text:p>0,2347871214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3.237967014" calcext:value-type="float">
            <text:p>3,237967014</text:p>
          </table:table-cell>
          <table:table-cell office:value-type="float" office:value="0.2347871214" calcext:value-type="float">
            <text:p>0,2347871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.287" calcext:value-type="float">
            <text:p>1540,287</text:p>
          </table:table-cell>
          <table:table-cell office:value-type="float" office:value="0.8869385496" calcext:value-type="float">
            <text:p>0,8869385496</text:p>
          </table:table-cell>
        </table:table-row>
        <table:table-row table:style-name="ro1">
          <table:table-cell office:value-type="float" office:value="1.557235479" calcext:value-type="float">
            <text:p>1,56</text:p>
          </table:table-cell>
          <table:table-cell office:value-type="float" office:value="0.1692602634" calcext:value-type="float">
            <text:p>0,1692602634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894422293" calcext:value-type="float">
            <text:p>2,894422293</text:p>
          </table:table-cell>
          <table:table-cell office:value-type="float" office:value="6.138264179" calcext:value-type="float">
            <text:p>6,138264179</text:p>
          </table:table-cell>
          <table:table-cell office:value-type="float" office:value="2.235284805" calcext:value-type="float">
            <text:p>2,235284805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0.767" calcext:value-type="float">
            <text:p>1540,767</text:p>
          </table:table-cell>
          <table:table-cell office:value-type="float" office:value="1.783383308" calcext:value-type="float">
            <text:p>1,783383308</text:p>
          </table:table-cell>
        </table:table-row>
        <table:table-row table:style-name="ro1">
          <table:table-cell office:value-type="float" office:value="1.54965353" calcext:value-type="float">
            <text:p>1,55</text:p>
          </table:table-cell>
          <table:table-cell office:value-type="float" office:value="0.1692602634" calcext:value-type="float">
            <text:p>0,1692602634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88115406" calcext:value-type="float">
            <text:p>2,88115406</text:p>
          </table:table-cell>
          <table:table-cell office:value-type="float" office:value="6.115317822" calcext:value-type="float">
            <text:p>6,115317822</text:p>
          </table:table-cell>
          <table:table-cell office:value-type="float" office:value="2.225450754" calcext:value-type="float">
            <text:p>2,225450754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1.272" calcext:value-type="float">
            <text:p>1541,272</text:p>
          </table:table-cell>
          <table:table-cell office:value-type="float" office:value="1.776679484" calcext:value-type="float">
            <text:p>1,776679484</text:p>
          </table:table-cell>
        </table:table-row>
        <table:table-row table:style-name="ro1">
          <table:table-cell office:value-type="float" office:value="1.531277299" calcext:value-type="float">
            <text:p>1,53</text:p>
          </table:table-cell>
          <table:table-cell office:value-type="float" office:value="0.1692602634" calcext:value-type="float">
            <text:p>0,1692602634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848995447" calcext:value-type="float">
            <text:p>2,848995447</text:p>
          </table:table-cell>
          <table:table-cell office:value-type="float" office:value="6.102623463" calcext:value-type="float">
            <text:p>6,102623463</text:p>
          </table:table-cell>
          <table:table-cell office:value-type="float" office:value="2.220010281" calcext:value-type="float">
            <text:p>2,22001028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1.921" calcext:value-type="float">
            <text:p>1541,921</text:p>
          </table:table-cell>
          <table:table-cell office:value-type="float" office:value="1.768095775" calcext:value-type="float">
            <text:p>1,768095775</text:p>
          </table:table-cell>
        </table:table-row>
        <table:table-row table:style-name="ro1">
          <table:table-cell office:value-type="float" office:value="1.522418737" calcext:value-type="float">
            <text:p>1,52</text:p>
          </table:table-cell>
          <table:table-cell office:value-type="float" office:value="0.1262260824" calcext:value-type="float">
            <text:p>0,1262260824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790458918" calcext:value-type="float">
            <text:p>2,790458918</text:p>
          </table:table-cell>
          <table:table-cell office:value-type="float" office:value="6.068451405" calcext:value-type="float">
            <text:p>6,068451405</text:p>
          </table:table-cell>
          <table:table-cell office:value-type="float" office:value="2.205365181" calcext:value-type="float">
            <text:p>2,20536518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2.515" calcext:value-type="float">
            <text:p>1542,515</text:p>
          </table:table-cell>
          <table:table-cell office:value-type="float" office:value="1.748189971" calcext:value-type="float">
            <text:p>1,748189971</text:p>
          </table:table-cell>
        </table:table-row>
        <table:table-row table:style-name="ro1">
          <table:table-cell office:value-type="float" office:value="1.520262599" calcext:value-type="float">
            <text:p>1,52</text:p>
          </table:table-cell>
          <table:table-cell office:value-type="float" office:value="0.09550445527" calcext:value-type="float">
            <text:p>0,0955044553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755964041" calcext:value-type="float">
            <text:p>2,755964041</text:p>
          </table:table-cell>
          <table:table-cell office:value-type="float" office:value="5.835438251" calcext:value-type="float">
            <text:p>5,835438251</text:p>
          </table:table-cell>
          <table:table-cell office:value-type="float" office:value="2.105502367" calcext:value-type="float">
            <text:p>2,105502367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3.034" calcext:value-type="float">
            <text:p>1543,034</text:p>
          </table:table-cell>
          <table:table-cell office:value-type="float" office:value="1.698158895" calcext:value-type="float">
            <text:p>1,698158895</text:p>
          </table:table-cell>
        </table:table-row>
        <table:table-row table:style-name="ro1">
          <table:table-cell office:value-type="float" office:value="1.515606761" calcext:value-type="float">
            <text:p>1,52</text:p>
          </table:table-cell>
          <table:table-cell office:value-type="float" office:value="0.1006461605" calcext:value-type="float">
            <text:p>0,1006461605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752958059" calcext:value-type="float">
            <text:p>2,752958059</text:p>
          </table:table-cell>
          <table:table-cell office:value-type="float" office:value="5.608701229" calcext:value-type="float">
            <text:p>5,608701229</text:p>
          </table:table-cell>
          <table:table-cell office:value-type="float" office:value="2.008329391" calcext:value-type="float">
            <text:p>2,00832939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3.658" calcext:value-type="float">
            <text:p>1543,658</text:p>
          </table:table-cell>
          <table:table-cell office:value-type="float" office:value="1.657355131" calcext:value-type="float">
            <text:p>1,657355131</text:p>
          </table:table-cell>
        </table:table-row>
        <table:table-row table:style-name="ro1">
          <table:table-cell office:value-type="float" office:value="1.510068655" calcext:value-type="float">
            <text:p>1,51</text:p>
          </table:table-cell>
          <table:table-cell office:value-type="float" office:value="0.1642288715" calcext:value-type="float">
            <text:p>0,1642288715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806849003" calcext:value-type="float">
            <text:p>2,806849003</text:p>
          </table:table-cell>
          <table:table-cell office:value-type="float" office:value="5.204499245" calcext:value-type="float">
            <text:p>5,204499245</text:p>
          </table:table-cell>
          <table:table-cell office:value-type="float" office:value="1.835099936" calcext:value-type="float">
            <text:p>1,835099936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4.234" calcext:value-type="float">
            <text:p>1544,234</text:p>
          </table:table-cell>
          <table:table-cell office:value-type="float" office:value="1.599168144" calcext:value-type="float">
            <text:p>1,599168144</text:p>
          </table:table-cell>
        </table:table-row>
        <table:table-row table:style-name="ro1">
          <table:table-cell office:value-type="float" office:value="1.507083058" calcext:value-type="float">
            <text:p>1,51</text:p>
          </table:table-cell>
          <table:table-cell office:value-type="float" office:value="0.191009447" calcext:value-type="float">
            <text:p>0,191009447</text:p>
          </table:table-cell>
          <table:table-cell office:value-type="float" office:value="0.9225994349" calcext:value-type="float">
            <text:p>0,92259943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2.828404903" calcext:value-type="float">
            <text:p>2,828404903</text:p>
          </table:table-cell>
          <table:table-cell office:value-type="float" office:value="4.868172169" calcext:value-type="float">
            <text:p>4,868172169</text:p>
          </table:table-cell>
          <table:table-cell office:value-type="float" office:value="1.690959811" calcext:value-type="float">
            <text:p>1,69095981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1544.805" calcext:value-type="float">
            <text:p>1544,805</text:p>
          </table:table-cell>
          <table:table-cell office:value-type="float" office:value="1.544778604" calcext:value-type="float">
            <text:p>1,544778604</text:p>
          </table:table-cell>
        </table:table-row>
        <table:table-row table:style-name="ro1">
          <table:table-cell office:value-type="float" office:value="3.839595079" calcext:value-type="float">
            <text:p>3,84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1" calcext:value-type="float">
            <text:p>1</text:p>
          </table:table-cell>
          <table:table-cell office:value-type="float" office:value="12.51103401" calcext:value-type="float">
            <text:p>12,51103401</text:p>
          </table:table-cell>
          <table:table-cell office:value-type="float" office:value="7.14624691" calcext:value-type="float">
            <text:p>7,14624691</text:p>
          </table:table-cell>
          <table:table-cell office:value-type="float" office:value="1.15271914" calcext:value-type="float">
            <text:p>1,15271914</text:p>
          </table:table-cell>
          <table:table-cell office:value-type="float" office:value="1" calcext:value-type="float">
            <text:p>1</text:p>
          </table:table-cell>
          <table:table-cell office:value-type="float" office:value="1634.945" calcext:value-type="float">
            <text:p>1634,945</text:p>
          </table:table-cell>
          <table:table-cell office:value-type="float" office:value="4.540280923" calcext:value-type="float">
            <text:p>4,540280923</text:p>
          </table:table-cell>
        </table:table-row>
        <table:table-row table:style-name="ro1">
          <table:table-cell office:value-type="float" office:value="1.248937488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38683128" calcext:value-type="float">
            <text:p>7,338683128</text:p>
          </table:table-cell>
          <table:table-cell office:value-type="float" office:value="12.35283089" calcext:value-type="float">
            <text:p>12,35283089</text:p>
          </table:table-cell>
          <table:table-cell office:value-type="float" office:value="3.760493755" calcext:value-type="float">
            <text:p>3,760493755</text:p>
          </table:table-cell>
          <table:table-cell office:value-type="float" office:value="1" calcext:value-type="float">
            <text:p>1</text:p>
          </table:table-cell>
          <table:table-cell office:value-type="float" office:value="1635.6" calcext:value-type="float">
            <text:p>1635,6</text:p>
          </table:table-cell>
          <table:table-cell office:value-type="float" office:value="4.546699688" calcext:value-type="float">
            <text:p>4,546699688</text:p>
          </table:table-cell>
        </table:table-row>
        <table:table-row table:style-name="ro1">
          <table:table-cell office:value-type="float" office:value="1.258805752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58419895" calcext:value-type="float">
            <text:p>7,358419895</text:p>
          </table:table-cell>
          <table:table-cell office:value-type="float" office:value="12.15397072" calcext:value-type="float">
            <text:p>12,15397072</text:p>
          </table:table-cell>
          <table:table-cell office:value-type="float" office:value="3.661063194" calcext:value-type="float">
            <text:p>3,661063194</text:p>
          </table:table-cell>
          <table:table-cell office:value-type="float" office:value="1" calcext:value-type="float">
            <text:p>1</text:p>
          </table:table-cell>
          <table:table-cell office:value-type="float" office:value="1636.288" calcext:value-type="float">
            <text:p>1636,288</text:p>
          </table:table-cell>
          <table:table-cell office:value-type="float" office:value="4.513113976" calcext:value-type="float">
            <text:p>4,513113976</text:p>
          </table:table-cell>
        </table:table-row>
        <table:table-row table:style-name="ro1">
          <table:table-cell office:value-type="float" office:value="1.260210872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61229897" calcext:value-type="float">
            <text:p>7,361229897</text:p>
          </table:table-cell>
          <table:table-cell office:value-type="float" office:value="12.15103722" calcext:value-type="float">
            <text:p>12,15103722</text:p>
          </table:table-cell>
          <table:table-cell office:value-type="float" office:value="3.65959692" calcext:value-type="float">
            <text:p>3,65959692</text:p>
          </table:table-cell>
          <table:table-cell office:value-type="float" office:value="1" calcext:value-type="float">
            <text:p>1</text:p>
          </table:table-cell>
          <table:table-cell office:value-type="float" office:value="1636.947" calcext:value-type="float">
            <text:p>1636,947</text:p>
          </table:table-cell>
          <table:table-cell office:value-type="float" office:value="4.513090894" calcext:value-type="float">
            <text:p>4,513090894</text:p>
          </table:table-cell>
        </table:table-row>
        <table:table-row table:style-name="ro1">
          <table:table-cell office:value-type="float" office:value="1.260474801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61758232" calcext:value-type="float">
            <text:p>7,361758232</text:p>
          </table:table-cell>
          <table:table-cell office:value-type="float" office:value="12.1518116" calcext:value-type="float">
            <text:p>12,1518116</text:p>
          </table:table-cell>
          <table:table-cell office:value-type="float" office:value="3.659983635" calcext:value-type="float">
            <text:p>3,659983635</text:p>
          </table:table-cell>
          <table:table-cell office:value-type="float" office:value="1" calcext:value-type="float">
            <text:p>1</text:p>
          </table:table-cell>
          <table:table-cell office:value-type="float" office:value="1637.516" calcext:value-type="float">
            <text:p>1637,516</text:p>
          </table:table-cell>
          <table:table-cell office:value-type="float" office:value="4.513335064" calcext:value-type="float">
            <text:p>4,513335064</text:p>
          </table:table-cell>
        </table:table-row>
        <table:table-row table:style-name="ro1">
          <table:table-cell office:value-type="float" office:value="1.260620832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62050056" calcext:value-type="float">
            <text:p>7,362050056</text:p>
          </table:table-cell>
          <table:table-cell office:value-type="float" office:value="12.15163422" calcext:value-type="float">
            <text:p>12,15163422</text:p>
          </table:table-cell>
          <table:table-cell office:value-type="float" office:value="3.659895182" calcext:value-type="float">
            <text:p>3,659895182</text:p>
          </table:table-cell>
          <table:table-cell office:value-type="float" office:value="1" calcext:value-type="float">
            <text:p>1</text:p>
          </table:table-cell>
          <table:table-cell office:value-type="float" office:value="1638.052" calcext:value-type="float">
            <text:p>1638,052</text:p>
          </table:table-cell>
          <table:table-cell office:value-type="float" office:value="4.513356566" calcext:value-type="float">
            <text:p>4,513356566</text:p>
          </table:table-cell>
        </table:table-row>
        <table:table-row table:style-name="ro1">
          <table:table-cell office:value-type="float" office:value="1.265619874" calcext:value-type="float">
            <text:p>1,27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72048378" calcext:value-type="float">
            <text:p>7,372048378</text:p>
          </table:table-cell>
          <table:table-cell office:value-type="float" office:value="12.14641953" calcext:value-type="float">
            <text:p>12,14641953</text:p>
          </table:table-cell>
          <table:table-cell office:value-type="float" office:value="3.657287598" calcext:value-type="float">
            <text:p>3,657287598</text:p>
          </table:table-cell>
          <table:table-cell office:value-type="float" office:value="1" calcext:value-type="float">
            <text:p>1</text:p>
          </table:table-cell>
          <table:table-cell office:value-type="float" office:value="1638.561" calcext:value-type="float">
            <text:p>1638,561</text:p>
          </table:table-cell>
          <table:table-cell office:value-type="float" office:value="4.514253452" calcext:value-type="float">
            <text:p>4,514253452</text:p>
          </table:table-cell>
        </table:table-row>
        <table:table-row table:style-name="ro1">
          <table:table-cell office:value-type="float" office:value="1.26554513" calcext:value-type="float">
            <text:p>1,27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71898651" calcext:value-type="float">
            <text:p>7,371898651</text:p>
          </table:table-cell>
          <table:table-cell office:value-type="float" office:value="12.14655495" calcext:value-type="float">
            <text:p>12,14655495</text:p>
          </table:table-cell>
          <table:table-cell office:value-type="float" office:value="3.657355547" calcext:value-type="float">
            <text:p>3,657355547</text:p>
          </table:table-cell>
          <table:table-cell office:value-type="float" office:value="1" calcext:value-type="float">
            <text:p>1</text:p>
          </table:table-cell>
          <table:table-cell office:value-type="float" office:value="1639.057" calcext:value-type="float">
            <text:p>1639,057</text:p>
          </table:table-cell>
          <table:table-cell office:value-type="float" office:value="4.514250815" calcext:value-type="float">
            <text:p>4,514250815</text:p>
          </table:table-cell>
        </table:table-row>
        <table:table-row table:style-name="ro1">
          <table:table-cell office:value-type="float" office:value="1.261189342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63186836" calcext:value-type="float">
            <text:p>7,363186836</text:p>
          </table:table-cell>
          <table:table-cell office:value-type="float" office:value="12.15031242" calcext:value-type="float">
            <text:p>12,15031242</text:p>
          </table:table-cell>
          <table:table-cell office:value-type="float" office:value="3.659234285" calcext:value-type="float">
            <text:p>3,659234285</text:p>
          </table:table-cell>
          <table:table-cell office:value-type="float" office:value="1" calcext:value-type="float">
            <text:p>1</text:p>
          </table:table-cell>
          <table:table-cell office:value-type="float" office:value="1639.615" calcext:value-type="float">
            <text:p>1639,615</text:p>
          </table:table-cell>
          <table:table-cell office:value-type="float" office:value="4.513321891" calcext:value-type="float">
            <text:p>4,513321891</text:p>
          </table:table-cell>
        </table:table-row>
        <table:table-row table:style-name="ro1">
          <table:table-cell office:value-type="float" office:value="1.263882637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68573666" calcext:value-type="float">
            <text:p>7,368573666</text:p>
          </table:table-cell>
          <table:table-cell office:value-type="float" office:value="12.14586067" calcext:value-type="float">
            <text:p>12,14586067</text:p>
          </table:table-cell>
          <table:table-cell office:value-type="float" office:value="3.657008171" calcext:value-type="float">
            <text:p>3,657008171</text:p>
          </table:table-cell>
          <table:table-cell office:value-type="float" office:value="1" calcext:value-type="float">
            <text:p>1</text:p>
          </table:table-cell>
          <table:table-cell office:value-type="float" office:value="1640.193" calcext:value-type="float">
            <text:p>1640,193</text:p>
          </table:table-cell>
          <table:table-cell office:value-type="float" office:value="4.513497174" calcext:value-type="float">
            <text:p>4,513497174</text:p>
          </table:table-cell>
        </table:table-row>
        <table:table-row table:style-name="ro1">
          <table:table-cell office:value-type="float" office:value="1.263835788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68479729" calcext:value-type="float">
            <text:p>7,368479729</text:p>
          </table:table-cell>
          <table:table-cell office:value-type="float" office:value="12.14596367" calcext:value-type="float">
            <text:p>12,14596367</text:p>
          </table:table-cell>
          <table:table-cell office:value-type="float" office:value="3.657060146" calcext:value-type="float">
            <text:p>3,657060146</text:p>
          </table:table-cell>
          <table:table-cell office:value-type="float" office:value="1" calcext:value-type="float">
            <text:p>1</text:p>
          </table:table-cell>
          <table:table-cell office:value-type="float" office:value="1640.776" calcext:value-type="float">
            <text:p>1640,776</text:p>
          </table:table-cell>
          <table:table-cell office:value-type="float" office:value="4.513498947" calcext:value-type="float">
            <text:p>4,513498947</text:p>
          </table:table-cell>
        </table:table-row>
        <table:table-row table:style-name="ro1">
          <table:table-cell office:value-type="float" office:value="1.256710768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54229927" calcext:value-type="float">
            <text:p>7,354229927</text:p>
          </table:table-cell>
          <table:table-cell office:value-type="float" office:value="12.163167" calcext:value-type="float">
            <text:p>12,163167</text:p>
          </table:table-cell>
          <table:table-cell office:value-type="float" office:value="3.665661573" calcext:value-type="float">
            <text:p>3,665661573</text:p>
          </table:table-cell>
          <table:table-cell office:value-type="float" office:value="1" calcext:value-type="float">
            <text:p>1</text:p>
          </table:table-cell>
          <table:table-cell office:value-type="float" office:value="1641.34" calcext:value-type="float">
            <text:p>1641,34</text:p>
          </table:table-cell>
          <table:table-cell office:value-type="float" office:value="4.514052689" calcext:value-type="float">
            <text:p>4,514052689</text:p>
          </table:table-cell>
        </table:table-row>
        <table:table-row table:style-name="ro1">
          <table:table-cell office:value-type="float" office:value="1.256675959" calcext:value-type="float">
            <text:p>1,26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54160309" calcext:value-type="float">
            <text:p>7,354160309</text:p>
          </table:table-cell>
          <table:table-cell office:value-type="float" office:value="12.16327477" calcext:value-type="float">
            <text:p>12,16327477</text:p>
          </table:table-cell>
          <table:table-cell office:value-type="float" office:value="3.665715694" calcext:value-type="float">
            <text:p>3,665715694</text:p>
          </table:table-cell>
          <table:table-cell office:value-type="float" office:value="1" calcext:value-type="float">
            <text:p>1</text:p>
          </table:table-cell>
          <table:table-cell office:value-type="float" office:value="1641.903" calcext:value-type="float">
            <text:p>1641,903</text:p>
          </table:table-cell>
          <table:table-cell office:value-type="float" office:value="4.514059871" calcext:value-type="float">
            <text:p>4,514059871</text:p>
          </table:table-cell>
        </table:table-row>
        <table:table-row table:style-name="ro1">
          <table:table-cell office:value-type="float" office:value="1.245720267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32248688" calcext:value-type="float">
            <text:p>7,332248688</text:p>
          </table:table-cell>
          <table:table-cell office:value-type="float" office:value="12.19079208" calcext:value-type="float">
            <text:p>12,19079208</text:p>
          </table:table-cell>
          <table:table-cell office:value-type="float" office:value="3.679473877" calcext:value-type="float">
            <text:p>3,679473877</text:p>
          </table:table-cell>
          <table:table-cell office:value-type="float" office:value="1" calcext:value-type="float">
            <text:p>1</text:p>
          </table:table-cell>
          <table:table-cell office:value-type="float" office:value="1642.531" calcext:value-type="float">
            <text:p>1642,531</text:p>
          </table:table-cell>
          <table:table-cell office:value-type="float" office:value="4.515110895" calcext:value-type="float">
            <text:p>4,515110895</text:p>
          </table:table-cell>
        </table:table-row>
        <table:table-row table:style-name="ro1">
          <table:table-cell office:value-type="float" office:value="1.245709062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32226753" calcext:value-type="float">
            <text:p>7,332226753</text:p>
          </table:table-cell>
          <table:table-cell office:value-type="float" office:value="12.19086838" calcext:value-type="float">
            <text:p>12,19086838</text:p>
          </table:table-cell>
          <table:table-cell office:value-type="float" office:value="3.679512262" calcext:value-type="float">
            <text:p>3,679512262</text:p>
          </table:table-cell>
          <table:table-cell office:value-type="float" office:value="1" calcext:value-type="float">
            <text:p>1</text:p>
          </table:table-cell>
          <table:table-cell office:value-type="float" office:value="1643.146" calcext:value-type="float">
            <text:p>1643,146</text:p>
          </table:table-cell>
          <table:table-cell office:value-type="float" office:value="4.515121087" calcext:value-type="float">
            <text:p>4,515121087</text:p>
          </table:table-cell>
        </table:table-row>
        <table:table-row table:style-name="ro1">
          <table:table-cell office:value-type="float" office:value="1.251294255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43397141" calcext:value-type="float">
            <text:p>7,343397141</text:p>
          </table:table-cell>
          <table:table-cell office:value-type="float" office:value="12.17500877" calcext:value-type="float">
            <text:p>12,17500877</text:p>
          </table:table-cell>
          <table:table-cell office:value-type="float" office:value="3.671582699" calcext:value-type="float">
            <text:p>3,671582699</text:p>
          </table:table-cell>
          <table:table-cell office:value-type="float" office:value="1" calcext:value-type="float">
            <text:p>1</text:p>
          </table:table-cell>
          <table:table-cell office:value-type="float" office:value="1643.845" calcext:value-type="float">
            <text:p>1643,845</text:p>
          </table:table-cell>
          <table:table-cell office:value-type="float" office:value="4.514241889" calcext:value-type="float">
            <text:p>4,514241889</text:p>
          </table:table-cell>
        </table:table-row>
        <table:table-row table:style-name="ro1">
          <table:table-cell office:value-type="float" office:value="1.251289725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43387604" calcext:value-type="float">
            <text:p>7,343387604</text:p>
          </table:table-cell>
          <table:table-cell office:value-type="float" office:value="12.17499161" calcext:value-type="float">
            <text:p>12,17499161</text:p>
          </table:table-cell>
          <table:table-cell office:value-type="float" office:value="3.671573639" calcext:value-type="float">
            <text:p>3,671573639</text:p>
          </table:table-cell>
          <table:table-cell office:value-type="float" office:value="1" calcext:value-type="float">
            <text:p>1</text:p>
          </table:table-cell>
          <table:table-cell office:value-type="float" office:value="1644.319" calcext:value-type="float">
            <text:p>1644,319</text:p>
          </table:table-cell>
          <table:table-cell office:value-type="float" office:value="4.514236853" calcext:value-type="float">
            <text:p>4,514236853</text:p>
          </table:table-cell>
        </table:table-row>
        <table:table-row table:style-name="ro1">
          <table:table-cell office:value-type="float" office:value="1.251301646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43411446" calcext:value-type="float">
            <text:p>7,343411446</text:p>
          </table:table-cell>
          <table:table-cell office:value-type="float" office:value="12.17523766" calcext:value-type="float">
            <text:p>12,17523766</text:p>
          </table:table-cell>
          <table:table-cell office:value-type="float" office:value="3.671696663" calcext:value-type="float">
            <text:p>3,671696663</text:p>
          </table:table-cell>
          <table:table-cell office:value-type="float" office:value="1" calcext:value-type="float">
            <text:p>1</text:p>
          </table:table-cell>
          <table:table-cell office:value-type="float" office:value="1644.872" calcext:value-type="float">
            <text:p>1644,872</text:p>
          </table:table-cell>
          <table:table-cell office:value-type="float" office:value="4.514287457" calcext:value-type="float">
            <text:p>4,514287457</text:p>
          </table:table-cell>
        </table:table-row>
        <table:table-row table:style-name="ro1">
          <table:table-cell office:value-type="float" office:value="1.250918508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42645645" calcext:value-type="float">
            <text:p>7,342645645</text:p>
          </table:table-cell>
          <table:table-cell office:value-type="float" office:value="12.18046856" calcext:value-type="float">
            <text:p>12,18046856</text:p>
          </table:table-cell>
          <table:table-cell office:value-type="float" office:value="3.674312353" calcext:value-type="float">
            <text:p>3,674312353</text:p>
          </table:table-cell>
          <table:table-cell office:value-type="float" office:value="1" calcext:value-type="float">
            <text:p>1</text:p>
          </table:table-cell>
          <table:table-cell office:value-type="float" office:value="1645.361" calcext:value-type="float">
            <text:p>1645,361</text:p>
          </table:table-cell>
          <table:table-cell office:value-type="float" office:value="4.515124664" calcext:value-type="float">
            <text:p>4,515124664</text:p>
          </table:table-cell>
        </table:table-row>
        <table:table-row table:style-name="ro1">
          <table:table-cell office:value-type="float" office:value="1.250938416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42685223" calcext:value-type="float">
            <text:p>7,342685223</text:p>
          </table:table-cell>
          <table:table-cell office:value-type="float" office:value="12.18040466" calcext:value-type="float">
            <text:p>12,18040466</text:p>
          </table:table-cell>
          <table:table-cell office:value-type="float" office:value="3.674280643" calcext:value-type="float">
            <text:p>3,674280643</text:p>
          </table:table-cell>
          <table:table-cell office:value-type="float" office:value="1" calcext:value-type="float">
            <text:p>1</text:p>
          </table:table-cell>
          <table:table-cell office:value-type="float" office:value="1645.908" calcext:value-type="float">
            <text:p>1645,908</text:p>
          </table:table-cell>
          <table:table-cell office:value-type="float" office:value="4.515120149" calcext:value-type="float">
            <text:p>4,515120149</text:p>
          </table:table-cell>
        </table:table-row>
        <table:table-row table:style-name="ro1">
          <table:table-cell office:value-type="float" office:value="1.248594761" calcext:value-type="float">
            <text:p>1,25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337997913" calcext:value-type="float">
            <text:p>7,337997913</text:p>
          </table:table-cell>
          <table:table-cell office:value-type="float" office:value="12.1932354" calcext:value-type="float">
            <text:p>12,1932354</text:p>
          </table:table-cell>
          <table:table-cell office:value-type="float" office:value="3.680695772" calcext:value-type="float">
            <text:p>3,680695772</text:p>
          </table:table-cell>
          <table:table-cell office:value-type="float" office:value="1" calcext:value-type="float">
            <text:p>1</text:p>
          </table:table-cell>
          <table:table-cell office:value-type="float" office:value="1646.441" calcext:value-type="float">
            <text:p>1646,441</text:p>
          </table:table-cell>
          <table:table-cell office:value-type="float" office:value="4.516647011" calcext:value-type="float">
            <text:p>4,516647011</text:p>
          </table:table-cell>
        </table:table-row>
        <table:table-row table:style-name="ro1">
          <table:table-cell office:value-type="float" office:value="1.189323902" calcext:value-type="float">
            <text:p>1,19</text:p>
          </table:table-cell>
          <table:table-cell office:value-type="float" office:value="4.840808392" calcext:value-type="float">
            <text:p>4,840808392</text:p>
          </table:table-cell>
          <table:table-cell office:value-type="float" office:value="4.831843853" calcext:value-type="float">
            <text:p>4,831843853</text:p>
          </table:table-cell>
          <table:table-cell office:value-type="float" office:value="1" calcext:value-type="float">
            <text:p>1</text:p>
          </table:table-cell>
          <table:table-cell office:value-type="float" office:value="7.219456196" calcext:value-type="float">
            <text:p>7,219456196</text:p>
          </table:table-cell>
          <table:table-cell office:value-type="float" office:value="12.27119637" calcext:value-type="float">
            <text:p>12,27119637</text:p>
          </table:table-cell>
          <table:table-cell office:value-type="float" office:value="3.719676018" calcext:value-type="float">
            <text:p>3,719676018</text:p>
          </table:table-cell>
          <table:table-cell office:value-type="float" office:value="1" calcext:value-type="float">
            <text:p>1</text:p>
          </table:table-cell>
          <table:table-cell office:value-type="float" office:value="1647.011" calcext:value-type="float">
            <text:p>1647,011</text:p>
          </table:table-cell>
          <table:table-cell office:value-type="float" office:value="4.509038091" calcext:value-type="float">
            <text:p>4,509038091</text:p>
          </table:table-cell>
        </table:table-row>
        <table:table-row table:style-name="ro1">
          <table:table-cell office:value-type="float" office:value="1.013286829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5432024" calcext:value-type="float">
            <text:p>2,865432024</text:p>
          </table:table-cell>
          <table:table-cell office:value-type="float" office:value="3.801401854" calcext:value-type="float">
            <text:p>3,801401854</text:p>
          </table:table-cell>
          <table:table-cell office:value-type="float" office:value="1.75109601" calcext:value-type="float">
            <text:p>1,75109601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67.312" calcext:value-type="float">
            <text:p>1667,312</text:p>
          </table:table-cell>
          <table:table-cell office:value-type="float" office:value="1.430061666" calcext:value-type="float">
            <text:p>1,430061666</text:p>
          </table:table-cell>
        </table:table-row>
        <table:table-row table:style-name="ro1">
          <table:table-cell office:value-type="float" office:value="1.013315797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5480185" calcext:value-type="float">
            <text:p>2,865480185</text:p>
          </table:table-cell>
          <table:table-cell office:value-type="float" office:value="3.80146575" calcext:value-type="float">
            <text:p>3,80146575</text:p>
          </table:table-cell>
          <table:table-cell office:value-type="float" office:value="1.751132488" calcext:value-type="float">
            <text:p>1,751132488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68.003" calcext:value-type="float">
            <text:p>1668,003</text:p>
          </table:table-cell>
          <table:table-cell office:value-type="float" office:value="1.430083854" calcext:value-type="float">
            <text:p>1,430083854</text:p>
          </table:table-cell>
        </table:table-row>
        <table:table-row table:style-name="ro1">
          <table:table-cell office:value-type="float" office:value="1.01352644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5831375" calcext:value-type="float">
            <text:p>2,865831375</text:p>
          </table:table-cell>
          <table:table-cell office:value-type="float" office:value="3.801688433" calcext:value-type="float">
            <text:p>3,801688433</text:p>
          </table:table-cell>
          <table:table-cell office:value-type="float" office:value="1.751259804" calcext:value-type="float">
            <text:p>1,75125980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68.624" calcext:value-type="float">
            <text:p>1668,624</text:p>
          </table:table-cell>
          <table:table-cell office:value-type="float" office:value="1.430197833" calcext:value-type="float">
            <text:p>1,430197833</text:p>
          </table:table-cell>
        </table:table-row>
        <table:table-row table:style-name="ro1">
          <table:table-cell office:value-type="float" office:value="1.01345408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5710735" calcext:value-type="float">
            <text:p>2,865710735</text:p>
          </table:table-cell>
          <table:table-cell office:value-type="float" office:value="3.801565409" calcext:value-type="float">
            <text:p>3,801565409</text:p>
          </table:table-cell>
          <table:table-cell office:value-type="float" office:value="1.75118947" calcext:value-type="float">
            <text:p>1,75118947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69.138" calcext:value-type="float">
            <text:p>1669,138</text:p>
          </table:table-cell>
          <table:table-cell office:value-type="float" office:value="1.430149538" calcext:value-type="float">
            <text:p>1,430149538</text:p>
          </table:table-cell>
        </table:table-row>
        <table:table-row table:style-name="ro1">
          <table:table-cell office:value-type="float" office:value="1.01403749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6683006" calcext:value-type="float">
            <text:p>2,866683006</text:p>
          </table:table-cell>
          <table:table-cell office:value-type="float" office:value="3.802398205" calcext:value-type="float">
            <text:p>3,802398205</text:p>
          </table:table-cell>
          <table:table-cell office:value-type="float" office:value="1.751665354" calcext:value-type="float">
            <text:p>1,75166535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69.701" calcext:value-type="float">
            <text:p>1669,701</text:p>
          </table:table-cell>
          <table:table-cell office:value-type="float" office:value="1.430507584" calcext:value-type="float">
            <text:p>1,430507584</text:p>
          </table:table-cell>
        </table:table-row>
        <table:table-row table:style-name="ro1">
          <table:table-cell office:value-type="float" office:value="1.014008522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6634607" calcext:value-type="float">
            <text:p>2,866634607</text:p>
          </table:table-cell>
          <table:table-cell office:value-type="float" office:value="3.802363873" calcext:value-type="float">
            <text:p>3,802363873</text:p>
          </table:table-cell>
          <table:table-cell office:value-type="float" office:value="1.751645684" calcext:value-type="float">
            <text:p>1,75164568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0.327" calcext:value-type="float">
            <text:p>1670,327</text:p>
          </table:table-cell>
          <table:table-cell office:value-type="float" office:value="1.430491162" calcext:value-type="float">
            <text:p>1,430491162</text:p>
          </table:table-cell>
        </table:table-row>
        <table:table-row table:style-name="ro1">
          <table:table-cell office:value-type="float" office:value="1.016633272" calcext:value-type="float">
            <text:p>1,0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7100935" calcext:value-type="float">
            <text:p>2,87100935</text:p>
          </table:table-cell>
          <table:table-cell office:value-type="float" office:value="3.80442524" calcext:value-type="float">
            <text:p>3,80442524</text:p>
          </table:table-cell>
          <table:table-cell office:value-type="float" office:value="1.752823591" calcext:value-type="float">
            <text:p>1,752823591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0.94" calcext:value-type="float">
            <text:p>1670,94</text:p>
          </table:table-cell>
          <table:table-cell office:value-type="float" office:value="1.431771008" calcext:value-type="float">
            <text:p>1,431771008</text:p>
          </table:table-cell>
        </table:table-row>
        <table:table-row table:style-name="ro1">
          <table:table-cell office:value-type="float" office:value="1.019768476" calcext:value-type="float">
            <text:p>1,0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76234531" calcext:value-type="float">
            <text:p>2,876234531</text:p>
          </table:table-cell>
          <table:table-cell office:value-type="float" office:value="3.808851242" calcext:value-type="float">
            <text:p>3,808851242</text:p>
          </table:table-cell>
          <table:table-cell office:value-type="float" office:value="1.755352855" calcext:value-type="float">
            <text:p>1,755352855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1.496" calcext:value-type="float">
            <text:p>1671,496</text:p>
          </table:table-cell>
          <table:table-cell office:value-type="float" office:value="1.433685465" calcext:value-type="float">
            <text:p>1,433685465</text:p>
          </table:table-cell>
        </table:table-row>
        <table:table-row table:style-name="ro1">
          <table:table-cell office:value-type="float" office:value="1.01954329" calcext:value-type="float">
            <text:p>1,0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75859499" calcext:value-type="float">
            <text:p>2,875859499</text:p>
          </table:table-cell>
          <table:table-cell office:value-type="float" office:value="3.810965061" calcext:value-type="float">
            <text:p>3,810965061</text:p>
          </table:table-cell>
          <table:table-cell office:value-type="float" office:value="1.756560802" calcext:value-type="float">
            <text:p>1,75656080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2.077" calcext:value-type="float">
            <text:p>1672,077</text:p>
          </table:table-cell>
          <table:table-cell office:value-type="float" office:value="1.434025658" calcext:value-type="float">
            <text:p>1,434025658</text:p>
          </table:table-cell>
        </table:table-row>
        <table:table-row table:style-name="ro1">
          <table:table-cell office:value-type="float" office:value="1.013546705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5864992" calcext:value-type="float">
            <text:p>2,865864992</text:p>
          </table:table-cell>
          <table:table-cell office:value-type="float" office:value="3.80167985" calcext:value-type="float">
            <text:p>3,80167985</text:p>
          </table:table-cell>
          <table:table-cell office:value-type="float" office:value="1.751254797" calcext:value-type="float">
            <text:p>1,751254797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2.613" calcext:value-type="float">
            <text:p>1672,613</text:p>
          </table:table-cell>
          <table:table-cell office:value-type="float" office:value="1.43020287" calcext:value-type="float">
            <text:p>1,43020287</text:p>
          </table:table-cell>
        </table:table-row>
        <table:table-row table:style-name="ro1">
          <table:table-cell office:value-type="float" office:value="1.013277888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65417004" calcext:value-type="float">
            <text:p>2,865417004</text:p>
          </table:table-cell>
          <table:table-cell office:value-type="float" office:value="3.801353216" calcext:value-type="float">
            <text:p>3,801353216</text:p>
          </table:table-cell>
          <table:table-cell office:value-type="float" office:value="1.751068234" calcext:value-type="float">
            <text:p>1,75106823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3.148" calcext:value-type="float">
            <text:p>1673,148</text:p>
          </table:table-cell>
          <table:table-cell office:value-type="float" office:value="1.43004912" calcext:value-type="float">
            <text:p>1,43004912</text:p>
          </table:table-cell>
        </table:table-row>
        <table:table-row table:style-name="ro1">
          <table:table-cell office:value-type="float" office:value="1.008694291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57777834" calcext:value-type="float">
            <text:p>2,857777834</text:p>
          </table:table-cell>
          <table:table-cell office:value-type="float" office:value="3.798385859" calcext:value-type="float">
            <text:p>3,798385859</text:p>
          </table:table-cell>
          <table:table-cell office:value-type="float" office:value="1.749372602" calcext:value-type="float">
            <text:p>1,74937260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3.723" calcext:value-type="float">
            <text:p>1673,723</text:p>
          </table:table-cell>
          <table:table-cell office:value-type="float" office:value="1.4279384" calcext:value-type="float">
            <text:p>1,4279384</text:p>
          </table:table-cell>
        </table:table-row>
        <table:table-row table:style-name="ro1">
          <table:table-cell office:value-type="float" office:value="1.006807446" calcext:value-type="float">
            <text:p>1,0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54633093" calcext:value-type="float">
            <text:p>2,854633093</text:p>
          </table:table-cell>
          <table:table-cell office:value-type="float" office:value="3.794902563" calcext:value-type="float">
            <text:p>3,794902563</text:p>
          </table:table-cell>
          <table:table-cell office:value-type="float" office:value="1.747382164" calcext:value-type="float">
            <text:p>1,74738216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4.281" calcext:value-type="float">
            <text:p>1674,281</text:p>
          </table:table-cell>
          <table:table-cell office:value-type="float" office:value="1.426625235" calcext:value-type="float">
            <text:p>1,426625235</text:p>
          </table:table-cell>
        </table:table-row>
        <table:table-row table:style-name="ro1">
          <table:table-cell office:value-type="float" office:value="0.9853709936" calcext:value-type="float">
            <text:p>0,99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818905592" calcext:value-type="float">
            <text:p>2,818905592</text:p>
          </table:table-cell>
          <table:table-cell office:value-type="float" office:value="3.772197247" calcext:value-type="float">
            <text:p>3,772197247</text:p>
          </table:table-cell>
          <table:table-cell office:value-type="float" office:value="1.734407663" calcext:value-type="float">
            <text:p>1,73440766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4.864" calcext:value-type="float">
            <text:p>1674,864</text:p>
          </table:table-cell>
          <table:table-cell office:value-type="float" office:value="1.415019764" calcext:value-type="float">
            <text:p>1,415019764</text:p>
          </table:table-cell>
        </table:table-row>
        <table:table-row table:style-name="ro1">
          <table:table-cell office:value-type="float" office:value="0.9507442713" calcext:value-type="float">
            <text:p>0,95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761194468" calcext:value-type="float">
            <text:p>2,761194468</text:p>
          </table:table-cell>
          <table:table-cell office:value-type="float" office:value="3.735127926" calcext:value-type="float">
            <text:p>3,735127926</text:p>
          </table:table-cell>
          <table:table-cell office:value-type="float" office:value="1.713225126" calcext:value-type="float">
            <text:p>1,71322512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5.506" calcext:value-type="float">
            <text:p>1675,506</text:p>
          </table:table-cell>
          <table:table-cell office:value-type="float" office:value="1.396196051" calcext:value-type="float">
            <text:p>1,396196051</text:p>
          </table:table-cell>
        </table:table-row>
        <table:table-row table:style-name="ro1">
          <table:table-cell office:value-type="float" office:value="0.9235334992" calcext:value-type="float">
            <text:p>0,9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715842962" calcext:value-type="float">
            <text:p>2,715842962</text:p>
          </table:table-cell>
          <table:table-cell office:value-type="float" office:value="3.698704958" calcext:value-type="float">
            <text:p>3,698704958</text:p>
          </table:table-cell>
          <table:table-cell office:value-type="float" office:value="1.692412019" calcext:value-type="float">
            <text:p>1,69241201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6.007" calcext:value-type="float">
            <text:p>1676,007</text:p>
          </table:table-cell>
          <table:table-cell office:value-type="float" office:value="1.379971256" calcext:value-type="float">
            <text:p>1,379971256</text:p>
          </table:table-cell>
        </table:table-row>
        <table:table-row table:style-name="ro1">
          <table:table-cell office:value-type="float" office:value="0.8922843933" calcext:value-type="float">
            <text:p>0,89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663761139" calcext:value-type="float">
            <text:p>2,663761139</text:p>
          </table:table-cell>
          <table:table-cell office:value-type="float" office:value="3.663849831" calcext:value-type="float">
            <text:p>3,663849831</text:p>
          </table:table-cell>
          <table:table-cell office:value-type="float" office:value="1.672494888" calcext:value-type="float">
            <text:p>1,672494888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6.555" calcext:value-type="float">
            <text:p>1676,555</text:p>
          </table:table-cell>
          <table:table-cell office:value-type="float" office:value="1.362708358" calcext:value-type="float">
            <text:p>1,362708358</text:p>
          </table:table-cell>
        </table:table-row>
        <table:table-row table:style-name="ro1">
          <table:table-cell office:value-type="float" office:value="0.8631121516" calcext:value-type="float">
            <text:p>0,86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615140676" calcext:value-type="float">
            <text:p>2,615140676</text:p>
          </table:table-cell>
          <table:table-cell office:value-type="float" office:value="3.632824183" calcext:value-type="float">
            <text:p>3,632824183</text:p>
          </table:table-cell>
          <table:table-cell office:value-type="float" office:value="1.654765844" calcext:value-type="float">
            <text:p>1,65476584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7.125" calcext:value-type="float">
            <text:p>1677,125</text:p>
          </table:table-cell>
          <table:table-cell office:value-type="float" office:value="1.346889934" calcext:value-type="float">
            <text:p>1,346889934</text:p>
          </table:table-cell>
        </table:table-row>
        <table:table-row table:style-name="ro1">
          <table:table-cell office:value-type="float" office:value="0.8347238898" calcext:value-type="float">
            <text:p>0,83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567826986" calcext:value-type="float">
            <text:p>2,567826986</text:p>
          </table:table-cell>
          <table:table-cell office:value-type="float" office:value="3.596040726" calcext:value-type="float">
            <text:p>3,596040726</text:p>
          </table:table-cell>
          <table:table-cell office:value-type="float" office:value="1.633746743" calcext:value-type="float">
            <text:p>1,63374674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7.73" calcext:value-type="float">
            <text:p>1677,73</text:p>
          </table:table-cell>
          <table:table-cell office:value-type="float" office:value="1.33020187" calcext:value-type="float">
            <text:p>1,33020187</text:p>
          </table:table-cell>
        </table:table-row>
        <table:table-row table:style-name="ro1">
          <table:table-cell office:value-type="float" office:value="0.8008590341" calcext:value-type="float">
            <text:p>0,80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511385679" calcext:value-type="float">
            <text:p>2,511385679</text:p>
          </table:table-cell>
          <table:table-cell office:value-type="float" office:value="3.558112144" calcext:value-type="float">
            <text:p>3,558112144</text:p>
          </table:table-cell>
          <table:table-cell office:value-type="float" office:value="1.612073421" calcext:value-type="float">
            <text:p>1,612073421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8.251" calcext:value-type="float">
            <text:p>1678,251</text:p>
          </table:table-cell>
          <table:table-cell office:value-type="float" office:value="1.311463362" calcext:value-type="float">
            <text:p>1,311463362</text:p>
          </table:table-cell>
        </table:table-row>
        <table:table-row table:style-name="ro1">
          <table:table-cell office:value-type="float" office:value="0.771800518" calcext:value-type="float">
            <text:p>0,77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46295476" calcext:value-type="float">
            <text:p>2,46295476</text:p>
          </table:table-cell>
          <table:table-cell office:value-type="float" office:value="3.524059772" calcext:value-type="float">
            <text:p>3,524059772</text:p>
          </table:table-cell>
          <table:table-cell office:value-type="float" office:value="1.59261477" calcext:value-type="float">
            <text:p>1,59261477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8.829" calcext:value-type="float">
            <text:p>1678,829</text:p>
          </table:table-cell>
          <table:table-cell office:value-type="float" office:value="1.295088304" calcext:value-type="float">
            <text:p>1,295088304</text:p>
          </table:table-cell>
        </table:table-row>
        <table:table-row table:style-name="ro1">
          <table:table-cell office:value-type="float" office:value="0.7589487433" calcext:value-type="float">
            <text:p>0,76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441534996" calcext:value-type="float">
            <text:p>2,441534996</text:p>
          </table:table-cell>
          <table:table-cell office:value-type="float" office:value="3.514450312" calcext:value-type="float">
            <text:p>3,514450312</text:p>
          </table:table-cell>
          <table:table-cell office:value-type="float" office:value="1.587123752" calcext:value-type="float">
            <text:p>1,58712375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79.387" calcext:value-type="float">
            <text:p>1679,387</text:p>
          </table:table-cell>
          <table:table-cell office:value-type="float" office:value="1.288916802" calcext:value-type="float">
            <text:p>1,288916802</text:p>
          </table:table-cell>
        </table:table-row>
        <table:table-row table:style-name="ro1">
          <table:table-cell office:value-type="float" office:value="0.7479082942" calcext:value-type="float">
            <text:p>0,75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423134327" calcext:value-type="float">
            <text:p>2,423134327</text:p>
          </table:table-cell>
          <table:table-cell office:value-type="float" office:value="3.493160486" calcext:value-type="float">
            <text:p>3,493160486</text:p>
          </table:table-cell>
          <table:table-cell office:value-type="float" office:value="1.574958086" calcext:value-type="float">
            <text:p>1,57495808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0.025" calcext:value-type="float">
            <text:p>1680,025</text:p>
          </table:table-cell>
          <table:table-cell office:value-type="float" office:value="1.281054726" calcext:value-type="float">
            <text:p>1,281054726</text:p>
          </table:table-cell>
        </table:table-row>
        <table:table-row table:style-name="ro1">
          <table:table-cell office:value-type="float" office:value="0.7240017653" calcext:value-type="float">
            <text:p>0,7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383290052" calcext:value-type="float">
            <text:p>2,383290052</text:p>
          </table:table-cell>
          <table:table-cell office:value-type="float" office:value="3.468704462" calcext:value-type="float">
            <text:p>3,468704462</text:p>
          </table:table-cell>
          <table:table-cell office:value-type="float" office:value="1.560983181" calcext:value-type="float">
            <text:p>1,560983181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0.588" calcext:value-type="float">
            <text:p>1680,588</text:p>
          </table:table-cell>
          <table:table-cell office:value-type="float" office:value="1.268282009" calcext:value-type="float">
            <text:p>1,268282009</text:p>
          </table:table-cell>
        </table:table-row>
        <table:table-row table:style-name="ro1">
          <table:table-cell office:value-type="float" office:value="0.718906939" calcext:value-type="float">
            <text:p>0,7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374798775" calcext:value-type="float">
            <text:p>2,374798775</text:p>
          </table:table-cell>
          <table:table-cell office:value-type="float" office:value="3.464660645" calcext:value-type="float">
            <text:p>3,464660645</text:p>
          </table:table-cell>
          <table:table-cell office:value-type="float" office:value="1.558672428" calcext:value-type="float">
            <text:p>1,558672428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1.215" calcext:value-type="float">
            <text:p>1681,215</text:p>
          </table:table-cell>
          <table:table-cell office:value-type="float" office:value="1.265789425" calcext:value-type="float">
            <text:p>1,265789425</text:p>
          </table:table-cell>
        </table:table-row>
        <table:table-row table:style-name="ro1">
          <table:table-cell office:value-type="float" office:value="0.6950892806" calcext:value-type="float">
            <text:p>0,70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335102558" calcext:value-type="float">
            <text:p>2,335102558</text:p>
          </table:table-cell>
          <table:table-cell office:value-type="float" office:value="3.437797546" calcext:value-type="float">
            <text:p>3,437797546</text:p>
          </table:table-cell>
          <table:table-cell office:value-type="float" office:value="1.543322086" calcext:value-type="float">
            <text:p>1,54332208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1.879" calcext:value-type="float">
            <text:p>1681,879</text:p>
          </table:table-cell>
          <table:table-cell office:value-type="float" office:value="1.252573511" calcext:value-type="float">
            <text:p>1,252573511</text:p>
          </table:table-cell>
        </table:table-row>
        <table:table-row table:style-name="ro1">
          <table:table-cell office:value-type="float" office:value="0.6776224375" calcext:value-type="float">
            <text:p>0,68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305991173" calcext:value-type="float">
            <text:p>2,305991173</text:p>
          </table:table-cell>
          <table:table-cell office:value-type="float" office:value="3.418798923" calcext:value-type="float">
            <text:p>3,418798923</text:p>
          </table:table-cell>
          <table:table-cell office:value-type="float" office:value="1.532465816" calcext:value-type="float">
            <text:p>1,53246581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2.411" calcext:value-type="float">
            <text:p>1682,411</text:p>
          </table:table-cell>
          <table:table-cell office:value-type="float" office:value="1.24301937" calcext:value-type="float">
            <text:p>1,24301937</text:p>
          </table:table-cell>
        </table:table-row>
        <table:table-row table:style-name="ro1">
          <table:table-cell office:value-type="float" office:value="0.660515964" calcext:value-type="float">
            <text:p>0,66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77480364" calcext:value-type="float">
            <text:p>2,277480364</text:p>
          </table:table-cell>
          <table:table-cell office:value-type="float" office:value="3.397242069" calcext:value-type="float">
            <text:p>3,397242069</text:p>
          </table:table-cell>
          <table:table-cell office:value-type="float" office:value="1.520147562" calcext:value-type="float">
            <text:p>1,52014756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3.022" calcext:value-type="float">
            <text:p>1683,022</text:p>
          </table:table-cell>
          <table:table-cell office:value-type="float" office:value="1.233082822" calcext:value-type="float">
            <text:p>1,233082822</text:p>
          </table:table-cell>
        </table:table-row>
        <table:table-row table:style-name="ro1">
          <table:table-cell office:value-type="float" office:value="0.6551921368" calcext:value-type="float">
            <text:p>0,66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68607378" calcext:value-type="float">
            <text:p>2,268607378</text:p>
          </table:table-cell>
          <table:table-cell office:value-type="float" office:value="3.392453432" calcext:value-type="float">
            <text:p>3,392453432</text:p>
          </table:table-cell>
          <table:table-cell office:value-type="float" office:value="1.517411232" calcext:value-type="float">
            <text:p>1,51741123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3.592" calcext:value-type="float">
            <text:p>1683,592</text:p>
          </table:table-cell>
          <table:table-cell office:value-type="float" office:value="1.230367599" calcext:value-type="float">
            <text:p>1,230367599</text:p>
          </table:table-cell>
        </table:table-row>
        <table:table-row table:style-name="ro1">
          <table:table-cell office:value-type="float" office:value="0.6407390237" calcext:value-type="float">
            <text:p>0,64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44518995" calcext:value-type="float">
            <text:p>2,244518995</text:p>
          </table:table-cell>
          <table:table-cell office:value-type="float" office:value="3.374142408" calcext:value-type="float">
            <text:p>3,374142408</text:p>
          </table:table-cell>
          <table:table-cell office:value-type="float" office:value="1.506947756" calcext:value-type="float">
            <text:p>1,50694775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4.18" calcext:value-type="float">
            <text:p>1684,18</text:p>
          </table:table-cell>
          <table:table-cell office:value-type="float" office:value="1.2219531" calcext:value-type="float">
            <text:p>1,2219531</text:p>
          </table:table-cell>
        </table:table-row>
        <table:table-row table:style-name="ro1">
          <table:table-cell office:value-type="float" office:value="0.6352496147" calcext:value-type="float">
            <text:p>0,64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35369921" calcext:value-type="float">
            <text:p>2,235369921</text:p>
          </table:table-cell>
          <table:table-cell office:value-type="float" office:value="3.368272781" calcext:value-type="float">
            <text:p>3,368272781</text:p>
          </table:table-cell>
          <table:table-cell office:value-type="float" office:value="1.503593683" calcext:value-type="float">
            <text:p>1,50359368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4.691" calcext:value-type="float">
            <text:p>1684,691</text:p>
          </table:table-cell>
          <table:table-cell office:value-type="float" office:value="1.218970327" calcext:value-type="float">
            <text:p>1,218970327</text:p>
          </table:table-cell>
        </table:table-row>
        <table:table-row table:style-name="ro1">
          <table:table-cell office:value-type="float" office:value="0.6318670511" calcext:value-type="float">
            <text:p>0,63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29732275" calcext:value-type="float">
            <text:p>2,229732275</text:p>
          </table:table-cell>
          <table:table-cell office:value-type="float" office:value="3.366022348" calcext:value-type="float">
            <text:p>3,366022348</text:p>
          </table:table-cell>
          <table:table-cell office:value-type="float" office:value="1.502307773" calcext:value-type="float">
            <text:p>1,50230777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5.295" calcext:value-type="float">
            <text:p>1685,295</text:p>
          </table:table-cell>
          <table:table-cell office:value-type="float" office:value="1.217400758" calcext:value-type="float">
            <text:p>1,217400758</text:p>
          </table:table-cell>
        </table:table-row>
        <table:table-row table:style-name="ro1">
          <table:table-cell office:value-type="float" office:value="0.6289256811" calcext:value-type="float">
            <text:p>0,63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24829912" calcext:value-type="float">
            <text:p>2,224829912</text:p>
          </table:table-cell>
          <table:table-cell office:value-type="float" office:value="3.358809948" calcext:value-type="float">
            <text:p>3,358809948</text:p>
          </table:table-cell>
          <table:table-cell office:value-type="float" office:value="1.49818635" calcext:value-type="float">
            <text:p>1,49818635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5.841" calcext:value-type="float">
            <text:p>1685,841</text:p>
          </table:table-cell>
          <table:table-cell office:value-type="float" office:value="1.215003563" calcext:value-type="float">
            <text:p>1,215003563</text:p>
          </table:table-cell>
        </table:table-row>
        <table:table-row table:style-name="ro1">
          <table:table-cell office:value-type="float" office:value="0.6235884428" calcext:value-type="float">
            <text:p>0,6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15934515" calcext:value-type="float">
            <text:p>2,215934515</text:p>
          </table:table-cell>
          <table:table-cell office:value-type="float" office:value="3.35310483" calcext:value-type="float">
            <text:p>3,35310483</text:p>
          </table:table-cell>
          <table:table-cell office:value-type="float" office:value="1.494926214" calcext:value-type="float">
            <text:p>1,49492621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6.444" calcext:value-type="float">
            <text:p>1686,444</text:p>
          </table:table-cell>
          <table:table-cell office:value-type="float" office:value="1.212103827" calcext:value-type="float">
            <text:p>1,212103827</text:p>
          </table:table-cell>
        </table:table-row>
        <table:table-row table:style-name="ro1">
          <table:table-cell office:value-type="float" office:value="0.6185144782" calcext:value-type="float">
            <text:p>0,6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07478046" calcext:value-type="float">
            <text:p>2,207478046</text:p>
          </table:table-cell>
          <table:table-cell office:value-type="float" office:value="3.34997344" calcext:value-type="float">
            <text:p>3,34997344</text:p>
          </table:table-cell>
          <table:table-cell office:value-type="float" office:value="1.493136883" calcext:value-type="float">
            <text:p>1,49313688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6.897" calcext:value-type="float">
            <text:p>1686,897</text:p>
          </table:table-cell>
          <table:table-cell office:value-type="float" office:value="1.209797433" calcext:value-type="float">
            <text:p>1,209797433</text:p>
          </table:table-cell>
        </table:table-row>
        <table:table-row table:style-name="ro1">
          <table:table-cell office:value-type="float" office:value="0.6182433367" calcext:value-type="float">
            <text:p>0,62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207026005" calcext:value-type="float">
            <text:p>2,207026005</text:p>
          </table:table-cell>
          <table:table-cell office:value-type="float" office:value="3.34713006" calcext:value-type="float">
            <text:p>3,34713006</text:p>
          </table:table-cell>
          <table:table-cell office:value-type="float" office:value="1.49151206" calcext:value-type="float">
            <text:p>1,4915120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7.482" calcext:value-type="float">
            <text:p>1687,482</text:p>
          </table:table-cell>
          <table:table-cell office:value-type="float" office:value="1.209148509" calcext:value-type="float">
            <text:p>1,209148509</text:p>
          </table:table-cell>
        </table:table-row>
        <table:table-row table:style-name="ro1">
          <table:table-cell office:value-type="float" office:value="0.6132528186" calcext:value-type="float">
            <text:p>0,6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98708534" calcext:value-type="float">
            <text:p>2,198708534</text:p>
          </table:table-cell>
          <table:table-cell office:value-type="float" office:value="3.338971615" calcext:value-type="float">
            <text:p>3,338971615</text:p>
          </table:table-cell>
          <table:table-cell office:value-type="float" office:value="1.486850142" calcext:value-type="float">
            <text:p>1,48685014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8.049" calcext:value-type="float">
            <text:p>1688,049</text:p>
          </table:table-cell>
          <table:table-cell office:value-type="float" office:value="1.205882465" calcext:value-type="float">
            <text:p>1,205882465</text:p>
          </table:table-cell>
        </table:table-row>
        <table:table-row table:style-name="ro1">
          <table:table-cell office:value-type="float" office:value="0.6072686911" calcext:value-type="float">
            <text:p>0,61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88735008" calcext:value-type="float">
            <text:p>2,188735008</text:p>
          </table:table-cell>
          <table:table-cell office:value-type="float" office:value="3.333650589" calcext:value-type="float">
            <text:p>3,333650589</text:p>
          </table:table-cell>
          <table:table-cell office:value-type="float" office:value="1.48380959" calcext:value-type="float">
            <text:p>1,4838095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8.707" calcext:value-type="float">
            <text:p>1688,707</text:p>
          </table:table-cell>
          <table:table-cell office:value-type="float" office:value="1.202842562" calcext:value-type="float">
            <text:p>1,202842562</text:p>
          </table:table-cell>
        </table:table-row>
        <table:table-row table:style-name="ro1">
          <table:table-cell office:value-type="float" office:value="0.6025218964" calcext:value-type="float">
            <text:p>0,60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80823803" calcext:value-type="float">
            <text:p>2,180823803</text:p>
          </table:table-cell>
          <table:table-cell office:value-type="float" office:value="3.331039906" calcext:value-type="float">
            <text:p>3,331039906</text:p>
          </table:table-cell>
          <table:table-cell office:value-type="float" office:value="1.482317805" calcext:value-type="float">
            <text:p>1,482317805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9.306" calcext:value-type="float">
            <text:p>1689,306</text:p>
          </table:table-cell>
          <table:table-cell office:value-type="float" office:value="1.200747503" calcext:value-type="float">
            <text:p>1,200747503</text:p>
          </table:table-cell>
        </table:table-row>
        <table:table-row table:style-name="ro1">
          <table:table-cell office:value-type="float" office:value="0.6008689404" calcext:value-type="float">
            <text:p>0,60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78068876" calcext:value-type="float">
            <text:p>2,178068876</text:p>
          </table:table-cell>
          <table:table-cell office:value-type="float" office:value="3.323761225" calcext:value-type="float">
            <text:p>3,323761225</text:p>
          </table:table-cell>
          <table:table-cell office:value-type="float" office:value="1.478158474" calcext:value-type="float">
            <text:p>1,47815847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89.804" calcext:value-type="float">
            <text:p>1689,804</text:p>
          </table:table-cell>
          <table:table-cell office:value-type="float" office:value="1.198766766" calcext:value-type="float">
            <text:p>1,198766766</text:p>
          </table:table-cell>
        </table:table-row>
        <table:table-row table:style-name="ro1">
          <table:table-cell office:value-type="float" office:value="0.5974854231" calcext:value-type="float">
            <text:p>0,60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72429562" calcext:value-type="float">
            <text:p>2,172429562</text:p>
          </table:table-cell>
          <table:table-cell office:value-type="float" office:value="3.319187641" calcext:value-type="float">
            <text:p>3,319187641</text:p>
          </table:table-cell>
          <table:table-cell office:value-type="float" office:value="1.475545049" calcext:value-type="float">
            <text:p>1,4755450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0.371" calcext:value-type="float">
            <text:p>1690,371</text:p>
          </table:table-cell>
          <table:table-cell office:value-type="float" office:value="1.196740536" calcext:value-type="float">
            <text:p>1,196740536</text:p>
          </table:table-cell>
        </table:table-row>
        <table:table-row table:style-name="ro1">
          <table:table-cell office:value-type="float" office:value="0.5921045542" calcext:value-type="float">
            <text:p>0,59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63461447" calcext:value-type="float">
            <text:p>2,163461447</text:p>
          </table:table-cell>
          <table:table-cell office:value-type="float" office:value="3.314239264" calcext:value-type="float">
            <text:p>3,314239264</text:p>
          </table:table-cell>
          <table:table-cell office:value-type="float" office:value="1.472717404" calcext:value-type="float">
            <text:p>1,47271740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0.951" calcext:value-type="float">
            <text:p>1690,951</text:p>
          </table:table-cell>
          <table:table-cell office:value-type="float" office:value="1.19397491" calcext:value-type="float">
            <text:p>1,19397491</text:p>
          </table:table-cell>
        </table:table-row>
        <table:table-row table:style-name="ro1">
          <table:table-cell office:value-type="float" office:value="0.5913895369" calcext:value-type="float">
            <text:p>0,59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62269831" calcext:value-type="float">
            <text:p>2,162269831</text:p>
          </table:table-cell>
          <table:table-cell office:value-type="float" office:value="3.313618898" calcext:value-type="float">
            <text:p>3,313618898</text:p>
          </table:table-cell>
          <table:table-cell office:value-type="float" office:value="1.472362876" calcext:value-type="float">
            <text:p>1,47236287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1.421" calcext:value-type="float">
            <text:p>1691,421</text:p>
          </table:table-cell>
          <table:table-cell office:value-type="float" office:value="1.193614719" calcext:value-type="float">
            <text:p>1,193614719</text:p>
          </table:table-cell>
        </table:table-row>
        <table:table-row table:style-name="ro1">
          <table:table-cell office:value-type="float" office:value="0.5866503716" calcext:value-type="float">
            <text:p>0,59</text:p>
          </table:table-cell>
          <table:table-cell office:value-type="float" office:value="0.9222928286" calcext:value-type="float">
            <text:p>0,922292828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54371262" calcext:value-type="float">
            <text:p>2,154371262</text:p>
          </table:table-cell>
          <table:table-cell office:value-type="float" office:value="3.307831287" calcext:value-type="float">
            <text:p>3,307831287</text:p>
          </table:table-cell>
          <table:table-cell office:value-type="float" office:value="1.469055653" calcext:value-type="float">
            <text:p>1,46905565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1.955" calcext:value-type="float">
            <text:p>1691,955</text:p>
          </table:table-cell>
          <table:table-cell office:value-type="float" office:value="1.190898148" calcext:value-type="float">
            <text:p>1,190898148</text:p>
          </table:table-cell>
        </table:table-row>
        <table:table-row table:style-name="ro1">
          <table:table-cell office:value-type="float" office:value="0.5816140771" calcext:value-type="float">
            <text:p>0,58</text:p>
          </table:table-cell>
          <table:table-cell office:value-type="float" office:value="0.9222961068" calcext:value-type="float">
            <text:p>0,922296106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4598608" calcext:value-type="float">
            <text:p>2,14598608</text:p>
          </table:table-cell>
          <table:table-cell office:value-type="float" office:value="3.300071001" calcext:value-type="float">
            <text:p>3,300071001</text:p>
          </table:table-cell>
          <table:table-cell office:value-type="float" office:value="1.464621186" calcext:value-type="float">
            <text:p>1,46462118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2.55" calcext:value-type="float">
            <text:p>1692,55</text:p>
          </table:table-cell>
          <table:table-cell office:value-type="float" office:value="1.18769653" calcext:value-type="float">
            <text:p>1,18769653</text:p>
          </table:table-cell>
        </table:table-row>
        <table:table-row table:style-name="ro1">
          <table:table-cell office:value-type="float" office:value="0.5766658187" calcext:value-type="float">
            <text:p>0,58</text:p>
          </table:table-cell>
          <table:table-cell office:value-type="float" office:value="0.9222961068" calcext:value-type="float">
            <text:p>0,922296106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37738943" calcext:value-type="float">
            <text:p>2,137738943</text:p>
          </table:table-cell>
          <table:table-cell office:value-type="float" office:value="3.295134544" calcext:value-type="float">
            <text:p>3,295134544</text:p>
          </table:table-cell>
          <table:table-cell office:value-type="float" office:value="1.461800456" calcext:value-type="float">
            <text:p>1,46180045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3.101" calcext:value-type="float">
            <text:p>1693,101</text:p>
          </table:table-cell>
          <table:table-cell office:value-type="float" office:value="1.185077457" calcext:value-type="float">
            <text:p>1,185077457</text:p>
          </table:table-cell>
        </table:table-row>
        <table:table-row table:style-name="ro1">
          <table:table-cell office:value-type="float" office:value="0.5768840313" calcext:value-type="float">
            <text:p>0,58</text:p>
          </table:table-cell>
          <table:table-cell office:value-type="float" office:value="0.9222961068" calcext:value-type="float">
            <text:p>0,922296106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38102531" calcext:value-type="float">
            <text:p>2,138102531</text:p>
          </table:table-cell>
          <table:table-cell office:value-type="float" office:value="3.295218229" calcext:value-type="float">
            <text:p>3,295218229</text:p>
          </table:table-cell>
          <table:table-cell office:value-type="float" office:value="1.461848259" calcext:value-type="float">
            <text:p>1,46184825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3.608" calcext:value-type="float">
            <text:p>1693,608</text:p>
          </table:table-cell>
          <table:table-cell office:value-type="float" office:value="1.185166618" calcext:value-type="float">
            <text:p>1,185166618</text:p>
          </table:table-cell>
        </table:table-row>
        <table:table-row table:style-name="ro1">
          <table:table-cell office:value-type="float" office:value="0.5699571967" calcext:value-type="float">
            <text:p>0,57</text:p>
          </table:table-cell>
          <table:table-cell office:value-type="float" office:value="0.9222961068" calcext:value-type="float">
            <text:p>0,922296106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26557827" calcext:value-type="float">
            <text:p>2,126557827</text:p>
          </table:table-cell>
          <table:table-cell office:value-type="float" office:value="3.289025307" calcext:value-type="float">
            <text:p>3,289025307</text:p>
          </table:table-cell>
          <table:table-cell office:value-type="float" office:value="1.458309412" calcext:value-type="float">
            <text:p>1,45830941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4.194" calcext:value-type="float">
            <text:p>1694,194</text:p>
          </table:table-cell>
          <table:table-cell office:value-type="float" office:value="1.181641204" calcext:value-type="float">
            <text:p>1,181641204</text:p>
          </table:table-cell>
        </table:table-row>
        <table:table-row table:style-name="ro1">
          <table:table-cell office:value-type="float" office:value="0.5666744709" calcext:value-type="float">
            <text:p>0,57</text:p>
          </table:table-cell>
          <table:table-cell office:value-type="float" office:value="0.9222989678" calcext:value-type="float">
            <text:p>0,922298967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21092081" calcext:value-type="float">
            <text:p>2,121092081</text:p>
          </table:table-cell>
          <table:table-cell office:value-type="float" office:value="3.285293579" calcext:value-type="float">
            <text:p>3,285293579</text:p>
          </table:table-cell>
          <table:table-cell office:value-type="float" office:value="1.456176996" calcext:value-type="float">
            <text:p>1,45617699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4.724" calcext:value-type="float">
            <text:p>1694,724</text:p>
          </table:table-cell>
          <table:table-cell office:value-type="float" office:value="1.179814985" calcext:value-type="float">
            <text:p>1,179814985</text:p>
          </table:table-cell>
        </table:table-row>
        <table:table-row table:style-name="ro1">
          <table:table-cell office:value-type="float" office:value="0.5629042983" calcext:value-type="float">
            <text:p>0,56</text:p>
          </table:table-cell>
          <table:table-cell office:value-type="float" office:value="0.9222989678" calcext:value-type="float">
            <text:p>0,922298967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14808559" calcext:value-type="float">
            <text:p>2,114808559</text:p>
          </table:table-cell>
          <table:table-cell office:value-type="float" office:value="3.28154707" calcext:value-type="float">
            <text:p>3,28154707</text:p>
          </table:table-cell>
          <table:table-cell office:value-type="float" office:value="1.454036117" calcext:value-type="float">
            <text:p>1,454036117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5.243" calcext:value-type="float">
            <text:p>1695,243</text:p>
          </table:table-cell>
          <table:table-cell office:value-type="float" office:value="1.17782235" calcext:value-type="float">
            <text:p>1,17782235</text:p>
          </table:table-cell>
        </table:table-row>
        <table:table-row table:style-name="ro1">
          <table:table-cell office:value-type="float" office:value="0.5632308722" calcext:value-type="float">
            <text:p>0,56</text:p>
          </table:table-cell>
          <table:table-cell office:value-type="float" office:value="0.9222989678" calcext:value-type="float">
            <text:p>0,922298967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15352869" calcext:value-type="float">
            <text:p>2,115352869</text:p>
          </table:table-cell>
          <table:table-cell office:value-type="float" office:value="3.278783083" calcext:value-type="float">
            <text:p>3,278783083</text:p>
          </table:table-cell>
          <table:table-cell office:value-type="float" office:value="1.452456713" calcext:value-type="float">
            <text:p>1,45245671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5.78" calcext:value-type="float">
            <text:p>1695,78</text:p>
          </table:table-cell>
          <table:table-cell office:value-type="float" office:value="1.177388286" calcext:value-type="float">
            <text:p>1,177388286</text:p>
          </table:table-cell>
        </table:table-row>
        <table:table-row table:style-name="ro1">
          <table:table-cell office:value-type="float" office:value="0.5591811538" calcext:value-type="float">
            <text:p>0,56</text:p>
          </table:table-cell>
          <table:table-cell office:value-type="float" office:value="0.9222989678" calcext:value-type="float">
            <text:p>0,922298967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08603239" calcext:value-type="float">
            <text:p>2,108603239</text:p>
          </table:table-cell>
          <table:table-cell office:value-type="float" office:value="3.273591518" calcext:value-type="float">
            <text:p>3,273591518</text:p>
          </table:table-cell>
          <table:table-cell office:value-type="float" office:value="1.44949007" calcext:value-type="float">
            <text:p>1,44949007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6.347" calcext:value-type="float">
            <text:p>1696,347</text:p>
          </table:table-cell>
          <table:table-cell office:value-type="float" office:value="1.175018592" calcext:value-type="float">
            <text:p>1,175018592</text:p>
          </table:table-cell>
        </table:table-row>
        <table:table-row table:style-name="ro1">
          <table:table-cell office:value-type="float" office:value="0.554228723" calcext:value-type="float">
            <text:p>0,55</text:p>
          </table:table-cell>
          <table:table-cell office:value-type="float" office:value="0.9223021269" calcext:value-type="float">
            <text:p>0,9223021269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100353241" calcext:value-type="float">
            <text:p>2,100353241</text:p>
          </table:table-cell>
          <table:table-cell office:value-type="float" office:value="3.268591881" calcext:value-type="float">
            <text:p>3,268591881</text:p>
          </table:table-cell>
          <table:table-cell office:value-type="float" office:value="1.44663322" calcext:value-type="float">
            <text:p>1,4466332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6.954" calcext:value-type="float">
            <text:p>1696,954</text:p>
          </table:table-cell>
          <table:table-cell office:value-type="float" office:value="1.172386622" calcext:value-type="float">
            <text:p>1,172386622</text:p>
          </table:table-cell>
        </table:table-row>
        <table:table-row table:style-name="ro1">
          <table:table-cell office:value-type="float" office:value="0.5498099327" calcext:value-type="float">
            <text:p>0,55</text:p>
          </table:table-cell>
          <table:table-cell office:value-type="float" office:value="0.9223021269" calcext:value-type="float">
            <text:p>0,9223021269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92988491" calcext:value-type="float">
            <text:p>2,092988491</text:p>
          </table:table-cell>
          <table:table-cell office:value-type="float" office:value="3.264222145" calcext:value-type="float">
            <text:p>3,264222145</text:p>
          </table:table-cell>
          <table:table-cell office:value-type="float" office:value="1.444136143" calcext:value-type="float">
            <text:p>1,44413614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7.588" calcext:value-type="float">
            <text:p>1697,588</text:p>
          </table:table-cell>
          <table:table-cell office:value-type="float" office:value="1.170055328" calcext:value-type="float">
            <text:p>1,170055328</text:p>
          </table:table-cell>
        </table:table-row>
        <table:table-row table:style-name="ro1">
          <table:table-cell office:value-type="float" office:value="0.5528119802" calcext:value-type="float">
            <text:p>0,55</text:p>
          </table:table-cell>
          <table:table-cell office:value-type="float" office:value="0.9223021269" calcext:value-type="float">
            <text:p>0,9223021269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97991943" calcext:value-type="float">
            <text:p>2,097991943</text:p>
          </table:table-cell>
          <table:table-cell office:value-type="float" office:value="3.26210618" calcext:value-type="float">
            <text:p>3,26210618</text:p>
          </table:table-cell>
          <table:table-cell office:value-type="float" office:value="1.442927122" calcext:value-type="float">
            <text:p>1,44292712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8.214" calcext:value-type="float">
            <text:p>1698,214</text:p>
          </table:table-cell>
          <table:table-cell office:value-type="float" office:value="1.170640392" calcext:value-type="float">
            <text:p>1,170640392</text:p>
          </table:table-cell>
        </table:table-row>
        <table:table-row table:style-name="ro1">
          <table:table-cell office:value-type="float" office:value="0.5447624922" calcext:value-type="float">
            <text:p>0,54</text:p>
          </table:table-cell>
          <table:table-cell office:value-type="float" office:value="0.9223063588" calcext:value-type="float">
            <text:p>0,922306358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84580421" calcext:value-type="float">
            <text:p>2,084580421</text:p>
          </table:table-cell>
          <table:table-cell office:value-type="float" office:value="3.254404068" calcext:value-type="float">
            <text:p>3,254404068</text:p>
          </table:table-cell>
          <table:table-cell office:value-type="float" office:value="1.438525796" calcext:value-type="float">
            <text:p>1,43852579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8.852" calcext:value-type="float">
            <text:p>1698,852</text:p>
          </table:table-cell>
          <table:table-cell office:value-type="float" office:value="1.166445365" calcext:value-type="float">
            <text:p>1,166445365</text:p>
          </table:table-cell>
        </table:table-row>
        <table:table-row table:style-name="ro1">
          <table:table-cell office:value-type="float" office:value="0.5402667522" calcext:value-type="float">
            <text:p>0,54</text:p>
          </table:table-cell>
          <table:table-cell office:value-type="float" office:value="0.9223063588" calcext:value-type="float">
            <text:p>0,922306358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77087164" calcext:value-type="float">
            <text:p>2,077087164</text:p>
          </table:table-cell>
          <table:table-cell office:value-type="float" office:value="3.248693228" calcext:value-type="float">
            <text:p>3,248693228</text:p>
          </table:table-cell>
          <table:table-cell office:value-type="float" office:value="1.435262442" calcext:value-type="float">
            <text:p>1,43526244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699.455" calcext:value-type="float">
            <text:p>1699,455</text:p>
          </table:table-cell>
          <table:table-cell office:value-type="float" office:value="1.163824966" calcext:value-type="float">
            <text:p>1,163824966</text:p>
          </table:table-cell>
        </table:table-row>
        <table:table-row table:style-name="ro1">
          <table:table-cell office:value-type="float" office:value="0.5362192988" calcext:value-type="float">
            <text:p>0,54</text:p>
          </table:table-cell>
          <table:table-cell office:value-type="float" office:value="0.9223063588" calcext:value-type="float">
            <text:p>0,9223063588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70341349" calcext:value-type="float">
            <text:p>2,070341349</text:p>
          </table:table-cell>
          <table:table-cell office:value-type="float" office:value="3.243901253" calcext:value-type="float">
            <text:p>3,243901253</text:p>
          </table:table-cell>
          <table:table-cell office:value-type="float" office:value="1.432524323" calcext:value-type="float">
            <text:p>1,432524323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0.045" calcext:value-type="float">
            <text:p>1700,045</text:p>
          </table:table-cell>
          <table:table-cell office:value-type="float" office:value="1.161534546" calcext:value-type="float">
            <text:p>1,161534546</text:p>
          </table:table-cell>
        </table:table-row>
        <table:table-row table:style-name="ro1">
          <table:table-cell office:value-type="float" office:value="0.5329784155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64944983" calcext:value-type="float">
            <text:p>2,064944983</text:p>
          </table:table-cell>
          <table:table-cell office:value-type="float" office:value="3.23573637" calcext:value-type="float">
            <text:p>3,23573637</text:p>
          </table:table-cell>
          <table:table-cell office:value-type="float" office:value="1.427858591" calcext:value-type="float">
            <text:p>1,427858591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0.587" calcext:value-type="float">
            <text:p>1700,587</text:p>
          </table:table-cell>
          <table:table-cell office:value-type="float" office:value="1.158851689" calcext:value-type="float">
            <text:p>1,158851689</text:p>
          </table:table-cell>
        </table:table-row>
        <table:table-row table:style-name="ro1">
          <table:table-cell office:value-type="float" office:value="0.5289312005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8199406" calcext:value-type="float">
            <text:p>2,058199406</text:p>
          </table:table-cell>
          <table:table-cell office:value-type="float" office:value="3.230213404" calcext:value-type="float">
            <text:p>3,230213404</text:p>
          </table:table-cell>
          <table:table-cell office:value-type="float" office:value="1.424702644" calcext:value-type="float">
            <text:p>1,42470264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1.161" calcext:value-type="float">
            <text:p>1701,161</text:p>
          </table:table-cell>
          <table:table-cell office:value-type="float" office:value="1.156417726" calcext:value-type="float">
            <text:p>1,156417726</text:p>
          </table:table-cell>
        </table:table-row>
        <table:table-row table:style-name="ro1">
          <table:table-cell office:value-type="float" office:value="0.5269625783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4918289" calcext:value-type="float">
            <text:p>2,054918289</text:p>
          </table:table-cell>
          <table:table-cell office:value-type="float" office:value="3.22709465" calcext:value-type="float">
            <text:p>3,22709465</text:p>
          </table:table-cell>
          <table:table-cell office:value-type="float" office:value="1.422920465" calcext:value-type="float">
            <text:p>1,422920465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1.769" calcext:value-type="float">
            <text:p>1701,769</text:p>
          </table:table-cell>
          <table:table-cell office:value-type="float" office:value="1.155148892" calcext:value-type="float">
            <text:p>1,155148892</text:p>
          </table:table-cell>
        </table:table-row>
        <table:table-row table:style-name="ro1">
          <table:table-cell office:value-type="float" office:value="0.5266720057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4434061" calcext:value-type="float">
            <text:p>2,054434061</text:p>
          </table:table-cell>
          <table:table-cell office:value-type="float" office:value="3.226835728" calcext:value-type="float">
            <text:p>3,226835728</text:p>
          </table:table-cell>
          <table:table-cell office:value-type="float" office:value="1.422772527" calcext:value-type="float">
            <text:p>1,422772527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2.269" calcext:value-type="float">
            <text:p>1702,269</text:p>
          </table:table-cell>
          <table:table-cell office:value-type="float" office:value="1.155001184" calcext:value-type="float">
            <text:p>1,155001184</text:p>
          </table:table-cell>
        </table:table-row>
        <table:table-row table:style-name="ro1">
          <table:table-cell office:value-type="float" office:value="0.5266749859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4439068" calcext:value-type="float">
            <text:p>2,054439068</text:p>
          </table:table-cell>
          <table:table-cell office:value-type="float" office:value="3.227591753" calcext:value-type="float">
            <text:p>3,227591753</text:p>
          </table:table-cell>
          <table:table-cell office:value-type="float" office:value="1.423204541" calcext:value-type="float">
            <text:p>1,423204541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2.968" calcext:value-type="float">
            <text:p>1702,968</text:p>
          </table:table-cell>
          <table:table-cell office:value-type="float" office:value="1.155150687" calcext:value-type="float">
            <text:p>1,155150687</text:p>
          </table:table-cell>
        </table:table-row>
        <table:table-row table:style-name="ro1">
          <table:table-cell office:value-type="float" office:value="0.5286513567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7732821" calcext:value-type="float">
            <text:p>2,057732821</text:p>
          </table:table-cell>
          <table:table-cell office:value-type="float" office:value="3.229841232" calcext:value-type="float">
            <text:p>3,229841232</text:p>
          </table:table-cell>
          <table:table-cell office:value-type="float" office:value="1.424489975" calcext:value-type="float">
            <text:p>1,424489975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3.447" calcext:value-type="float">
            <text:p>1703,447</text:p>
          </table:table-cell>
          <table:table-cell office:value-type="float" office:value="1.156251317" calcext:value-type="float">
            <text:p>1,156251317</text:p>
          </table:table-cell>
        </table:table-row>
        <table:table-row table:style-name="ro1">
          <table:table-cell office:value-type="float" office:value="0.5286445618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7721615" calcext:value-type="float">
            <text:p>2,057721615</text:p>
          </table:table-cell>
          <table:table-cell office:value-type="float" office:value="3.229828835" calcext:value-type="float">
            <text:p>3,229828835</text:p>
          </table:table-cell>
          <table:table-cell office:value-type="float" office:value="1.424482822" calcext:value-type="float">
            <text:p>1,42448282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4.07" calcext:value-type="float">
            <text:p>1704,07</text:p>
          </table:table-cell>
          <table:table-cell office:value-type="float" office:value="1.156246623" calcext:value-type="float">
            <text:p>1,156246623</text:p>
          </table:table-cell>
        </table:table-row>
        <table:table-row table:style-name="ro1">
          <table:table-cell office:value-type="float" office:value="0.5279387832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6545258" calcext:value-type="float">
            <text:p>2,056545258</text:p>
          </table:table-cell>
          <table:table-cell office:value-type="float" office:value="3.229126692" calcext:value-type="float">
            <text:p>3,229126692</text:p>
          </table:table-cell>
          <table:table-cell office:value-type="float" office:value="1.424081564" calcext:value-type="float">
            <text:p>1,424081564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4.713" calcext:value-type="float">
            <text:p>1704,713</text:p>
          </table:table-cell>
          <table:table-cell office:value-type="float" office:value="1.155873431" calcext:value-type="float">
            <text:p>1,155873431</text:p>
          </table:table-cell>
        </table:table-row>
        <table:table-row table:style-name="ro1">
          <table:table-cell office:value-type="float" office:value="0.5280416012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6716681" calcext:value-type="float">
            <text:p>2,056716681</text:p>
          </table:table-cell>
          <table:table-cell office:value-type="float" office:value="3.229125261" calcext:value-type="float">
            <text:p>3,229125261</text:p>
          </table:table-cell>
          <table:table-cell office:value-type="float" office:value="1.424080849" calcext:value-type="float">
            <text:p>1,42408084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5.362" calcext:value-type="float">
            <text:p>1705,362</text:p>
          </table:table-cell>
          <table:table-cell office:value-type="float" office:value="1.155907443" calcext:value-type="float">
            <text:p>1,155907443</text:p>
          </table:table-cell>
        </table:table-row>
        <table:table-row table:style-name="ro1">
          <table:table-cell office:value-type="float" office:value="0.5280686617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0.7369837761" calcext:value-type="float">
            <text:p>0,7369837761</text:p>
          </table:table-cell>
          <table:table-cell office:value-type="float" office:value="0.150000006" calcext:value-type="float">
            <text:p>0,150000006</text:p>
          </table:table-cell>
          <table:table-cell office:value-type="float" office:value="2.056761742" calcext:value-type="float">
            <text:p>2,056761742</text:p>
          </table:table-cell>
          <table:table-cell office:value-type="float" office:value="3.229088068" calcext:value-type="float">
            <text:p>3,229088068</text:p>
          </table:table-cell>
          <table:table-cell office:value-type="float" office:value="1.424059629" calcext:value-type="float">
            <text:p>1,42405962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5.98" calcext:value-type="float">
            <text:p>1705,98</text:p>
          </table:table-cell>
          <table:table-cell office:value-type="float" office:value="1.155909156" calcext:value-type="float">
            <text:p>1,155909156</text:p>
          </table:table-cell>
        </table:table-row>
        <table:table-row table:style-name="ro1">
          <table:table-cell office:value-type="float" office:value="0.5315079689" calcext:value-type="float">
            <text:p>0,53</text:p>
          </table:table-cell>
          <table:table-cell office:value-type="float" office:value="0.9223113656" calcext:value-type="float">
            <text:p>0,9223113656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2.06249404" calcext:value-type="float">
            <text:p>2,06249404</text:p>
          </table:table-cell>
          <table:table-cell office:value-type="float" office:value="5.038974762" calcext:value-type="float">
            <text:p>5,038974762</text:p>
          </table:table-cell>
          <table:table-cell office:value-type="float" office:value="1.42600286" calcext:value-type="float">
            <text:p>1,4260028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6.49" calcext:value-type="float">
            <text:p>1706,49</text:p>
          </table:table-cell>
          <table:table-cell office:value-type="float" office:value="1.49440732" calcext:value-type="float">
            <text:p>1,49440732</text:p>
          </table:table-cell>
        </table:table-row>
        <table:table-row table:style-name="ro1">
          <table:table-cell office:value-type="float" office:value="0.531509459" calcext:value-type="float">
            <text:p>0,53</text:p>
          </table:table-cell>
          <table:table-cell office:value-type="float" office:value="0.9122161269" calcext:value-type="float">
            <text:p>0,9122161269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2.052401304" calcext:value-type="float">
            <text:p>2,052401304</text:p>
          </table:table-cell>
          <table:table-cell office:value-type="float" office:value="5.038991451" calcext:value-type="float">
            <text:p>5,038991451</text:p>
          </table:table-cell>
          <table:table-cell office:value-type="float" office:value="1.426009536" calcext:value-type="float">
            <text:p>1,42600953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7.089" calcext:value-type="float">
            <text:p>1707,089</text:p>
          </table:table-cell>
          <table:table-cell office:value-type="float" office:value="1.491886931" calcext:value-type="float">
            <text:p>1,491886931</text:p>
          </table:table-cell>
        </table:table-row>
        <table:table-row table:style-name="ro1">
          <table:table-cell office:value-type="float" office:value="0.5315119624" calcext:value-type="float">
            <text:p>0,53</text:p>
          </table:table-cell>
          <table:table-cell office:value-type="float" office:value="0.8121935725" calcext:value-type="float">
            <text:p>0,8121935725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1.952382803" calcext:value-type="float">
            <text:p>1,952382803</text:p>
          </table:table-cell>
          <table:table-cell office:value-type="float" office:value="4.943946362" calcext:value-type="float">
            <text:p>4,943946362</text:p>
          </table:table-cell>
          <table:table-cell office:value-type="float" office:value="1.387991548" calcext:value-type="float">
            <text:p>1,387991548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7.631" calcext:value-type="float">
            <text:p>1707,631</text:p>
          </table:table-cell>
          <table:table-cell office:value-type="float" office:value="1.450249227" calcext:value-type="float">
            <text:p>1,450249227</text:p>
          </table:table-cell>
        </table:table-row>
        <table:table-row table:style-name="ro1">
          <table:table-cell office:value-type="float" office:value="0.3815039694" calcext:value-type="float">
            <text:p>0,38</text:p>
          </table:table-cell>
          <table:table-cell office:value-type="float" office:value="0.735220015" calcext:value-type="float">
            <text:p>0,735220015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1.725402951" calcext:value-type="float">
            <text:p>1,725402951</text:p>
          </table:table-cell>
          <table:table-cell office:value-type="float" office:value="4.514148712" calcext:value-type="float">
            <text:p>4,514148712</text:p>
          </table:table-cell>
          <table:table-cell office:value-type="float" office:value="1.216072321" calcext:value-type="float">
            <text:p>1,216072321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8.258" calcext:value-type="float">
            <text:p>1708,258</text:p>
          </table:table-cell>
          <table:table-cell office:value-type="float" office:value="1.318289442" calcext:value-type="float">
            <text:p>1,318289442</text:p>
          </table:table-cell>
        </table:table-row>
        <table:table-row table:style-name="ro1">
          <table:table-cell office:value-type="float" office:value="0.3815039694" calcext:value-type="float">
            <text:p>0,38</text:p>
          </table:table-cell>
          <table:table-cell office:value-type="float" office:value="0.8057002425" calcext:value-type="float">
            <text:p>0,8057002425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1.794875622" calcext:value-type="float">
            <text:p>1,794875622</text:p>
          </table:table-cell>
          <table:table-cell office:value-type="float" office:value="4.286278248" calcext:value-type="float">
            <text:p>4,286278248</text:p>
          </table:table-cell>
          <table:table-cell office:value-type="float" office:value="1.124924302" calcext:value-type="float">
            <text:p>1,124924302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8.87" calcext:value-type="float">
            <text:p>1708,87</text:p>
          </table:table-cell>
          <table:table-cell office:value-type="float" office:value="1.295906244" calcext:value-type="float">
            <text:p>1,295906244</text:p>
          </table:table-cell>
        </table:table-row>
        <table:table-row table:style-name="ro1">
          <table:table-cell office:value-type="float" office:value="0.3815039694" calcext:value-type="float">
            <text:p>0,38</text:p>
          </table:table-cell>
          <table:table-cell office:value-type="float" office:value="0.8031614423" calcext:value-type="float">
            <text:p>0,8031614423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1.792332888" calcext:value-type="float">
            <text:p>1,792332888</text:p>
          </table:table-cell>
          <table:table-cell office:value-type="float" office:value="4.1729002" calcext:value-type="float">
            <text:p>4,1729002</text:p>
          </table:table-cell>
          <table:table-cell office:value-type="float" office:value="1.079573035" calcext:value-type="float">
            <text:p>1,079573035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9.379" calcext:value-type="float">
            <text:p>1709,379</text:p>
          </table:table-cell>
          <table:table-cell office:value-type="float" office:value="1.275429888" calcext:value-type="float">
            <text:p>1,275429888</text:p>
          </table:table-cell>
        </table:table-row>
        <table:table-row table:style-name="ro1">
          <table:table-cell office:value-type="float" office:value="0.3815039694" calcext:value-type="float">
            <text:p>0,38</text:p>
          </table:table-cell>
          <table:table-cell office:value-type="float" office:value="0.8031614423" calcext:value-type="float">
            <text:p>0,8031614423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1.792565703" calcext:value-type="float">
            <text:p>1,792565703</text:p>
          </table:table-cell>
          <table:table-cell office:value-type="float" office:value="4.164958477" calcext:value-type="float">
            <text:p>4,164958477</text:p>
          </table:table-cell>
          <table:table-cell office:value-type="float" office:value="1.076396227" calcext:value-type="float">
            <text:p>1,076396227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09.973" calcext:value-type="float">
            <text:p>1709,973</text:p>
          </table:table-cell>
          <table:table-cell office:value-type="float" office:value="1.274069173" calcext:value-type="float">
            <text:p>1,274069173</text:p>
          </table:table-cell>
        </table:table-row>
        <table:table-row table:style-name="ro1">
          <table:table-cell office:value-type="float" office:value="0.3815039694" calcext:value-type="float">
            <text:p>0,38</text:p>
          </table:table-cell>
          <table:table-cell office:value-type="float" office:value="1.057823658" calcext:value-type="float">
            <text:p>1,057823658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2.047215462" calcext:value-type="float">
            <text:p>2,047215462</text:p>
          </table:table-cell>
          <table:table-cell office:value-type="float" office:value="4.164901257" calcext:value-type="float">
            <text:p>4,164901257</text:p>
          </table:table-cell>
          <table:table-cell office:value-type="float" office:value="1.076373339" calcext:value-type="float">
            <text:p>1,076373339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10.576" calcext:value-type="float">
            <text:p>1710,576</text:p>
          </table:table-cell>
          <table:table-cell office:value-type="float" office:value="1.337723156" calcext:value-type="float">
            <text:p>1,337723156</text:p>
          </table:table-cell>
        </table:table-row>
        <table:table-row table:style-name="ro1">
          <table:table-cell office:value-type="float" office:value="0.3815039694" calcext:value-type="float">
            <text:p>0,38</text:p>
          </table:table-cell>
          <table:table-cell office:value-type="float" office:value="1.086053491" calcext:value-type="float">
            <text:p>1,086053491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2.074429512" calcext:value-type="float">
            <text:p>2,074429512</text:p>
          </table:table-cell>
          <table:table-cell office:value-type="float" office:value="4.16344738" calcext:value-type="float">
            <text:p>4,16344738</text:p>
          </table:table-cell>
          <table:table-cell office:value-type="float" office:value="1.075791836" calcext:value-type="float">
            <text:p>1,075791836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11.141" calcext:value-type="float">
            <text:p>1711,141</text:p>
          </table:table-cell>
          <table:table-cell office:value-type="float" office:value="1.344399219" calcext:value-type="float">
            <text:p>1,344399219</text:p>
          </table:table-cell>
        </table:table-row>
        <table:table-row table:style-name="ro1">
          <table:table-cell office:value-type="float" office:value="0.3815039694" calcext:value-type="float">
            <text:p>0,38</text:p>
          </table:table-cell>
          <table:table-cell office:value-type="float" office:value="1.114364147" calcext:value-type="float">
            <text:p>1,114364147</text:p>
          </table:table-cell>
          <table:table-cell office:value-type="float" office:value="1.473967552" calcext:value-type="float">
            <text:p>1,473967552</text:p>
          </table:table-cell>
          <table:table-cell office:value-type="float" office:value="0.3000000119" calcext:value-type="float">
            <text:p>0,3000000119</text:p>
          </table:table-cell>
          <table:table-cell office:value-type="float" office:value="2.102822304" calcext:value-type="float">
            <text:p>2,102822304</text:p>
          </table:table-cell>
          <table:table-cell office:value-type="float" office:value="4.163585663" calcext:value-type="float">
            <text:p>4,163585663</text:p>
          </table:table-cell>
          <table:table-cell office:value-type="float" office:value="1.075847268" calcext:value-type="float">
            <text:p>1,075847268</text:p>
          </table:table-cell>
          <table:table-cell office:value-type="float" office:value="0.200000003" calcext:value-type="float">
            <text:p>0,200000003</text:p>
          </table:table-cell>
          <table:table-cell office:value-type="float" office:value="1711.737" calcext:value-type="float">
            <text:p>1711,737</text:p>
          </table:table-cell>
          <table:table-cell office:value-type="float" office:value="1.351511365" calcext:value-type="float">
            <text:p>1,351511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.00.0000</text:date>, <text:time style:data-style-name="N2" text:time-value="00:11:44.3211583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30T00:15:19.056524636</dc:date>
    <meta:editing-duration>PT7M1S</meta:editing-duration>
    <meta:editing-cycles>3</meta:editing-cycles>
    <meta:generator>LibreOffice/5.1.6.2$Linux_X86_64 LibreOffice_project/10m0$Build-2</meta:generator>
    <meta:document-statistic meta:table-count="1" meta:cell-count="1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2.216cm" svg:height="21.761cm" xlink:href=".." xlink:type="simple" chart:class="chart:line" chart:style-name="ch1">
        <chart:legend svg:x="3.019cm" svg:y="0cm" style:legend-expansion="custom" chartooo:width="88.993cm" chartooo:height="1.888cm" style:legend-expansion-aspect-ratio="47.1361228813559" chart:style-name="ch2"/>
        <chart:plot-area chart:style-name="ch3" table:cell-range-address="test10.H2:test10.I110 test10.A1:test10.G110 test10.H1:test10.H1" chart:data-source-has-labels="both" svg:x="1.844cm" svg:y="0.435cm" svg:width="88.528cm" svg:height="20.891cm">
          <chartooo:coordinate-region svg:x="2.545cm" svg:y="0.435cm" svg:width="87.254cm" svg:height="19.17cm"/>
          <chart:axis chart:dimension="x" chart:name="primary-x" chart:style-name="ch4" chartooo:axis-type="auto">
            <chartooo:date-scale/>
            <chart:categories table:cell-range-address="test10.I2:test10.I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10.A2:test10.A110" chart:label-cell-address="test10.A1:test10.A1" chart:class="chart:line">
            <chart:data-point chart:repeated="109"/>
          </chart:series>
          <chart:series chart:style-name="ch7" chart:values-cell-range-address="test10.B2:test10.B110" chart:label-cell-address="test10.B1:test10.B1" chart:class="chart:line">
            <chart:data-point chart:repeated="109"/>
          </chart:series>
          <chart:series chart:style-name="ch8" chart:values-cell-range-address="test10.C2:test10.C110" chart:label-cell-address="test10.C1:test10.C1" chart:class="chart:line">
            <chart:data-point chart:repeated="109"/>
          </chart:series>
          <chart:series chart:style-name="ch9" chart:values-cell-range-address="test10.D2:test10.D110" chart:label-cell-address="test10.D1:test10.D1" chart:class="chart:line">
            <chart:data-point chart:repeated="109"/>
          </chart:series>
          <chart:series chart:style-name="ch10" chart:values-cell-range-address="test10.E2:test10.E110" chart:label-cell-address="test10.E1:test10.E1" chart:class="chart:line">
            <chart:data-point chart:repeated="109"/>
          </chart:series>
          <chart:series chart:style-name="ch11" chart:values-cell-range-address="test10.F2:test10.F110" chart:label-cell-address="test10.F1:test10.F1" chart:class="chart:line">
            <chart:data-point chart:repeated="109"/>
          </chart:series>
          <chart:series chart:style-name="ch12" chart:values-cell-range-address="test10.G2:test10.G110" chart:label-cell-address="test10.G1:test10.G1" chart:class="chart:line">
            <chart:data-point chart:repeated="109"/>
          </chart:series>
          <chart:series chart:style-name="ch13" chart:values-cell-range-address="test10.H2:test10.H110" chart:label-cell-address="test10.H1:test10.H1" chart:class="chart:line">
            <chart:data-point chart:repeated="10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/TH/shdl_data/data/exec_cost_y</text:p>
                <draw:g>
                  <svg:desc>test10.A1:test10.A1</svg:desc>
                </draw:g>
              </table:table-cell>
              <table:table-cell office:value-type="string">
                <text:p>/TH/shdl_data/data/dac_cc_y</text:p>
                <draw:g>
                  <svg:desc>test10.B1:test10.B1</svg:desc>
                </draw:g>
              </table:table-cell>
              <table:table-cell office:value-type="string">
                <text:p>/TH/shdl_data/data/exec_cc_y</text:p>
                <draw:g>
                  <svg:desc>test10.C1:test10.C1</svg:desc>
                </draw:g>
              </table:table-cell>
              <table:table-cell office:value-type="string">
                <text:p>/TH/shdl_data/data/exec_ccps_y</text:p>
                <draw:g>
                  <svg:desc>test10.D1:test10.D1</svg:desc>
                </draw:g>
              </table:table-cell>
              <table:table-cell office:value-type="string">
                <text:p>/TH/shdl_data/data/wait_cost_y</text:p>
                <draw:g>
                  <svg:desc>test10.E1:test10.E1</svg:desc>
                </draw:g>
              </table:table-cell>
              <table:table-cell office:value-type="string">
                <text:p>/TH/shdl_data/data/switch_cost_y</text:p>
                <draw:g>
                  <svg:desc>test10.F1:test10.F1</svg:desc>
                </draw:g>
              </table:table-cell>
              <table:table-cell office:value-type="string">
                <text:p>/TH/shdl_data/data/dac_cost_y</text:p>
                <draw:g>
                  <svg:desc>test10.G1:test10.G1</svg:desc>
                </draw:g>
              </table:table-cell>
              <table:table-cell office:value-type="string">
                <text:p>/TH/shdl_data/data/dac_ccps_y</text:p>
                <draw:g>
                  <svg:desc>test10.H1:test10.H1</svg:desc>
                </draw:g>
              </table:table-cell>
            </table:table-row>
          </table:table-header-rows>
          <table:table-rows>
            <table:table-row>
              <table:table-cell office:value-type="float" office:value="1540.287">
                <text:p>1540.287</text:p>
                <draw:g>
                  <svg:desc>test10.I2:test10.I110</svg:desc>
                </draw:g>
              </table:table-cell>
              <table:table-cell office:value-type="float" office:value="2.315367699">
                <text:p>2.315367699</text:p>
                <draw:g>
                  <svg:desc>test10.A2:test10.A110</svg:desc>
                </draw:g>
              </table:table-cell>
              <table:table-cell office:value-type="float" office:value="0.9225994349">
                <text:p>0.9225994349</text:p>
                <draw:g>
                  <svg:desc>test10.B2:test10.B110</svg:desc>
                </draw:g>
              </table:table-cell>
              <table:table-cell office:value-type="float" office:value="0.2347871214">
                <text:p>0.2347871214</text:p>
                <draw:g>
                  <svg:desc>test10.C2:test10.C110</svg:desc>
                </draw:g>
              </table:table-cell>
              <table:table-cell office:value-type="float" office:value="0.150000006">
                <text:p>0.150000006</text:p>
                <draw:g>
                  <svg:desc>test10.D2:test10.D110</svg:desc>
                </draw:g>
              </table:table-cell>
              <table:table-cell office:value-type="float" office:value="3.237967014">
                <text:p>3.237967014</text:p>
                <draw:g>
                  <svg:desc>test10.E2:test10.E110</svg:desc>
                </draw:g>
              </table:table-cell>
              <table:table-cell office:value-type="float" office:value="0.2347871214">
                <text:p>0.2347871214</text:p>
                <draw:g>
                  <svg:desc>test10.F2:test10.F110</svg:desc>
                </draw:g>
              </table:table-cell>
              <table:table-cell office:value-type="float" office:value="0">
                <text:p>0</text:p>
                <draw:g>
                  <svg:desc>test10.G2:test10.G110</svg:desc>
                </draw:g>
              </table:table-cell>
              <table:table-cell office:value-type="float" office:value="0">
                <text:p>0</text:p>
                <draw:g>
                  <svg:desc>test10.H2:test10.H110</svg:desc>
                </draw:g>
              </table:table-cell>
            </table:table-row>
            <table:table-row>
              <table:table-cell office:value-type="float" office:value="1540.767">
                <text:p>1540.767</text:p>
              </table:table-cell>
              <table:table-cell office:value-type="float" office:value="1.557235479">
                <text:p>1.557235479</text:p>
              </table:table-cell>
              <table:table-cell office:value-type="float" office:value="0.1692602634">
                <text:p>0.1692602634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894422293">
                <text:p>2.894422293</text:p>
              </table:table-cell>
              <table:table-cell office:value-type="float" office:value="6.138264179">
                <text:p>6.138264179</text:p>
              </table:table-cell>
              <table:table-cell office:value-type="float" office:value="2.235284805">
                <text:p>2.235284805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541.272">
                <text:p>1541.272</text:p>
              </table:table-cell>
              <table:table-cell office:value-type="float" office:value="1.54965353">
                <text:p>1.54965353</text:p>
              </table:table-cell>
              <table:table-cell office:value-type="float" office:value="0.1692602634">
                <text:p>0.1692602634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88115406">
                <text:p>2.88115406</text:p>
              </table:table-cell>
              <table:table-cell office:value-type="float" office:value="6.115317822">
                <text:p>6.115317822</text:p>
              </table:table-cell>
              <table:table-cell office:value-type="float" office:value="2.225450754">
                <text:p>2.225450754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541.921">
                <text:p>1541.921</text:p>
              </table:table-cell>
              <table:table-cell office:value-type="float" office:value="1.531277299">
                <text:p>1.531277299</text:p>
              </table:table-cell>
              <table:table-cell office:value-type="float" office:value="0.1692602634">
                <text:p>0.1692602634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848995447">
                <text:p>2.848995447</text:p>
              </table:table-cell>
              <table:table-cell office:value-type="float" office:value="6.102623463">
                <text:p>6.102623463</text:p>
              </table:table-cell>
              <table:table-cell office:value-type="float" office:value="2.220010281">
                <text:p>2.220010281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542.515">
                <text:p>1542.515</text:p>
              </table:table-cell>
              <table:table-cell office:value-type="float" office:value="1.522418737">
                <text:p>1.522418737</text:p>
              </table:table-cell>
              <table:table-cell office:value-type="float" office:value="0.1262260824">
                <text:p>0.1262260824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790458918">
                <text:p>2.790458918</text:p>
              </table:table-cell>
              <table:table-cell office:value-type="float" office:value="6.068451405">
                <text:p>6.068451405</text:p>
              </table:table-cell>
              <table:table-cell office:value-type="float" office:value="2.205365181">
                <text:p>2.205365181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543.034">
                <text:p>1543.034</text:p>
              </table:table-cell>
              <table:table-cell office:value-type="float" office:value="1.520262599">
                <text:p>1.520262599</text:p>
              </table:table-cell>
              <table:table-cell office:value-type="float" office:value="0.09550445527">
                <text:p>0.09550445527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755964041">
                <text:p>2.755964041</text:p>
              </table:table-cell>
              <table:table-cell office:value-type="float" office:value="5.835438251">
                <text:p>5.835438251</text:p>
              </table:table-cell>
              <table:table-cell office:value-type="float" office:value="2.105502367">
                <text:p>2.105502367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543.658">
                <text:p>1543.658</text:p>
              </table:table-cell>
              <table:table-cell office:value-type="float" office:value="1.515606761">
                <text:p>1.515606761</text:p>
              </table:table-cell>
              <table:table-cell office:value-type="float" office:value="0.1006461605">
                <text:p>0.1006461605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752958059">
                <text:p>2.752958059</text:p>
              </table:table-cell>
              <table:table-cell office:value-type="float" office:value="5.608701229">
                <text:p>5.608701229</text:p>
              </table:table-cell>
              <table:table-cell office:value-type="float" office:value="2.008329391">
                <text:p>2.008329391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544.234">
                <text:p>1544.234</text:p>
              </table:table-cell>
              <table:table-cell office:value-type="float" office:value="1.510068655">
                <text:p>1.510068655</text:p>
              </table:table-cell>
              <table:table-cell office:value-type="float" office:value="0.1642288715">
                <text:p>0.1642288715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806849003">
                <text:p>2.806849003</text:p>
              </table:table-cell>
              <table:table-cell office:value-type="float" office:value="5.204499245">
                <text:p>5.204499245</text:p>
              </table:table-cell>
              <table:table-cell office:value-type="float" office:value="1.835099936">
                <text:p>1.835099936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544.805">
                <text:p>1544.805</text:p>
              </table:table-cell>
              <table:table-cell office:value-type="float" office:value="1.507083058">
                <text:p>1.507083058</text:p>
              </table:table-cell>
              <table:table-cell office:value-type="float" office:value="0.191009447">
                <text:p>0.191009447</text:p>
              </table:table-cell>
              <table:table-cell office:value-type="float" office:value="0.9225994349">
                <text:p>0.9225994349</text:p>
              </table:table-cell>
              <table:table-cell office:value-type="float" office:value="0.200000003">
                <text:p>0.200000003</text:p>
              </table:table-cell>
              <table:table-cell office:value-type="float" office:value="2.828404903">
                <text:p>2.828404903</text:p>
              </table:table-cell>
              <table:table-cell office:value-type="float" office:value="4.868172169">
                <text:p>4.868172169</text:p>
              </table:table-cell>
              <table:table-cell office:value-type="float" office:value="1.690959811">
                <text:p>1.690959811</text:p>
              </table:table-cell>
              <table:table-cell office:value-type="float" office:value="0.150000006">
                <text:p>0.150000006</text:p>
              </table:table-cell>
            </table:table-row>
            <table:table-row>
              <table:table-cell office:value-type="float" office:value="1634.945">
                <text:p>1634.945</text:p>
              </table:table-cell>
              <table:table-cell office:value-type="float" office:value="3.839595079">
                <text:p>3.839595079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1">
                <text:p>1</text:p>
              </table:table-cell>
              <table:table-cell office:value-type="float" office:value="12.51103401">
                <text:p>12.51103401</text:p>
              </table:table-cell>
              <table:table-cell office:value-type="float" office:value="7.14624691">
                <text:p>7.14624691</text:p>
              </table:table-cell>
              <table:table-cell office:value-type="float" office:value="1.15271914">
                <text:p>1.1527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5.6">
                <text:p>1635.6</text:p>
              </table:table-cell>
              <table:table-cell office:value-type="float" office:value="1.248937488">
                <text:p>1.248937488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38683128">
                <text:p>7.338683128</text:p>
              </table:table-cell>
              <table:table-cell office:value-type="float" office:value="12.35283089">
                <text:p>12.35283089</text:p>
              </table:table-cell>
              <table:table-cell office:value-type="float" office:value="3.760493755">
                <text:p>3.760493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6.288">
                <text:p>1636.288</text:p>
              </table:table-cell>
              <table:table-cell office:value-type="float" office:value="1.258805752">
                <text:p>1.258805752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58419895">
                <text:p>7.358419895</text:p>
              </table:table-cell>
              <table:table-cell office:value-type="float" office:value="12.15397072">
                <text:p>12.15397072</text:p>
              </table:table-cell>
              <table:table-cell office:value-type="float" office:value="3.661063194">
                <text:p>3.661063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6.947">
                <text:p>1636.947</text:p>
              </table:table-cell>
              <table:table-cell office:value-type="float" office:value="1.260210872">
                <text:p>1.260210872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61229897">
                <text:p>7.361229897</text:p>
              </table:table-cell>
              <table:table-cell office:value-type="float" office:value="12.15103722">
                <text:p>12.15103722</text:p>
              </table:table-cell>
              <table:table-cell office:value-type="float" office:value="3.65959692">
                <text:p>3.65959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7.516">
                <text:p>1637.516</text:p>
              </table:table-cell>
              <table:table-cell office:value-type="float" office:value="1.260474801">
                <text:p>1.260474801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61758232">
                <text:p>7.361758232</text:p>
              </table:table-cell>
              <table:table-cell office:value-type="float" office:value="12.1518116">
                <text:p>12.1518116</text:p>
              </table:table-cell>
              <table:table-cell office:value-type="float" office:value="3.659983635">
                <text:p>3.659983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8.052">
                <text:p>1638.052</text:p>
              </table:table-cell>
              <table:table-cell office:value-type="float" office:value="1.260620832">
                <text:p>1.260620832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62050056">
                <text:p>7.362050056</text:p>
              </table:table-cell>
              <table:table-cell office:value-type="float" office:value="12.15163422">
                <text:p>12.15163422</text:p>
              </table:table-cell>
              <table:table-cell office:value-type="float" office:value="3.659895182">
                <text:p>3.659895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8.561">
                <text:p>1638.561</text:p>
              </table:table-cell>
              <table:table-cell office:value-type="float" office:value="1.265619874">
                <text:p>1.265619874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72048378">
                <text:p>7.372048378</text:p>
              </table:table-cell>
              <table:table-cell office:value-type="float" office:value="12.14641953">
                <text:p>12.14641953</text:p>
              </table:table-cell>
              <table:table-cell office:value-type="float" office:value="3.657287598">
                <text:p>3.657287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9.057">
                <text:p>1639.057</text:p>
              </table:table-cell>
              <table:table-cell office:value-type="float" office:value="1.26554513">
                <text:p>1.26554513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71898651">
                <text:p>7.371898651</text:p>
              </table:table-cell>
              <table:table-cell office:value-type="float" office:value="12.14655495">
                <text:p>12.14655495</text:p>
              </table:table-cell>
              <table:table-cell office:value-type="float" office:value="3.657355547">
                <text:p>3.657355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39.615">
                <text:p>1639.615</text:p>
              </table:table-cell>
              <table:table-cell office:value-type="float" office:value="1.261189342">
                <text:p>1.261189342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63186836">
                <text:p>7.363186836</text:p>
              </table:table-cell>
              <table:table-cell office:value-type="float" office:value="12.15031242">
                <text:p>12.15031242</text:p>
              </table:table-cell>
              <table:table-cell office:value-type="float" office:value="3.659234285">
                <text:p>3.659234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0.193">
                <text:p>1640.193</text:p>
              </table:table-cell>
              <table:table-cell office:value-type="float" office:value="1.263882637">
                <text:p>1.263882637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68573666">
                <text:p>7.368573666</text:p>
              </table:table-cell>
              <table:table-cell office:value-type="float" office:value="12.14586067">
                <text:p>12.14586067</text:p>
              </table:table-cell>
              <table:table-cell office:value-type="float" office:value="3.657008171">
                <text:p>3.657008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0.776">
                <text:p>1640.776</text:p>
              </table:table-cell>
              <table:table-cell office:value-type="float" office:value="1.263835788">
                <text:p>1.263835788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68479729">
                <text:p>7.368479729</text:p>
              </table:table-cell>
              <table:table-cell office:value-type="float" office:value="12.14596367">
                <text:p>12.14596367</text:p>
              </table:table-cell>
              <table:table-cell office:value-type="float" office:value="3.657060146">
                <text:p>3.657060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1.34">
                <text:p>1641.34</text:p>
              </table:table-cell>
              <table:table-cell office:value-type="float" office:value="1.256710768">
                <text:p>1.256710768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54229927">
                <text:p>7.354229927</text:p>
              </table:table-cell>
              <table:table-cell office:value-type="float" office:value="12.163167">
                <text:p>12.163167</text:p>
              </table:table-cell>
              <table:table-cell office:value-type="float" office:value="3.665661573">
                <text:p>3.66566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1.903">
                <text:p>1641.903</text:p>
              </table:table-cell>
              <table:table-cell office:value-type="float" office:value="1.256675959">
                <text:p>1.256675959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54160309">
                <text:p>7.354160309</text:p>
              </table:table-cell>
              <table:table-cell office:value-type="float" office:value="12.16327477">
                <text:p>12.16327477</text:p>
              </table:table-cell>
              <table:table-cell office:value-type="float" office:value="3.665715694">
                <text:p>3.665715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2.531">
                <text:p>1642.531</text:p>
              </table:table-cell>
              <table:table-cell office:value-type="float" office:value="1.245720267">
                <text:p>1.245720267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32248688">
                <text:p>7.332248688</text:p>
              </table:table-cell>
              <table:table-cell office:value-type="float" office:value="12.19079208">
                <text:p>12.19079208</text:p>
              </table:table-cell>
              <table:table-cell office:value-type="float" office:value="3.679473877">
                <text:p>3.679473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3.146">
                <text:p>1643.146</text:p>
              </table:table-cell>
              <table:table-cell office:value-type="float" office:value="1.245709062">
                <text:p>1.245709062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32226753">
                <text:p>7.332226753</text:p>
              </table:table-cell>
              <table:table-cell office:value-type="float" office:value="12.19086838">
                <text:p>12.19086838</text:p>
              </table:table-cell>
              <table:table-cell office:value-type="float" office:value="3.679512262">
                <text:p>3.679512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3.845">
                <text:p>1643.845</text:p>
              </table:table-cell>
              <table:table-cell office:value-type="float" office:value="1.251294255">
                <text:p>1.251294255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43397141">
                <text:p>7.343397141</text:p>
              </table:table-cell>
              <table:table-cell office:value-type="float" office:value="12.17500877">
                <text:p>12.17500877</text:p>
              </table:table-cell>
              <table:table-cell office:value-type="float" office:value="3.671582699">
                <text:p>3.671582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4.319">
                <text:p>1644.319</text:p>
              </table:table-cell>
              <table:table-cell office:value-type="float" office:value="1.251289725">
                <text:p>1.251289725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43387604">
                <text:p>7.343387604</text:p>
              </table:table-cell>
              <table:table-cell office:value-type="float" office:value="12.17499161">
                <text:p>12.17499161</text:p>
              </table:table-cell>
              <table:table-cell office:value-type="float" office:value="3.671573639">
                <text:p>3.671573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4.872">
                <text:p>1644.872</text:p>
              </table:table-cell>
              <table:table-cell office:value-type="float" office:value="1.251301646">
                <text:p>1.251301646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43411446">
                <text:p>7.343411446</text:p>
              </table:table-cell>
              <table:table-cell office:value-type="float" office:value="12.17523766">
                <text:p>12.17523766</text:p>
              </table:table-cell>
              <table:table-cell office:value-type="float" office:value="3.671696663">
                <text:p>3.671696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5.361">
                <text:p>1645.361</text:p>
              </table:table-cell>
              <table:table-cell office:value-type="float" office:value="1.250918508">
                <text:p>1.250918508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42645645">
                <text:p>7.342645645</text:p>
              </table:table-cell>
              <table:table-cell office:value-type="float" office:value="12.18046856">
                <text:p>12.18046856</text:p>
              </table:table-cell>
              <table:table-cell office:value-type="float" office:value="3.674312353">
                <text:p>3.674312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5.908">
                <text:p>1645.908</text:p>
              </table:table-cell>
              <table:table-cell office:value-type="float" office:value="1.250938416">
                <text:p>1.250938416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42685223">
                <text:p>7.342685223</text:p>
              </table:table-cell>
              <table:table-cell office:value-type="float" office:value="12.18040466">
                <text:p>12.18040466</text:p>
              </table:table-cell>
              <table:table-cell office:value-type="float" office:value="3.674280643">
                <text:p>3.674280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6.441">
                <text:p>1646.441</text:p>
              </table:table-cell>
              <table:table-cell office:value-type="float" office:value="1.248594761">
                <text:p>1.248594761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337997913">
                <text:p>7.337997913</text:p>
              </table:table-cell>
              <table:table-cell office:value-type="float" office:value="12.1932354">
                <text:p>12.1932354</text:p>
              </table:table-cell>
              <table:table-cell office:value-type="float" office:value="3.680695772">
                <text:p>3.680695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7.011">
                <text:p>1647.011</text:p>
              </table:table-cell>
              <table:table-cell office:value-type="float" office:value="1.189323902">
                <text:p>1.189323902</text:p>
              </table:table-cell>
              <table:table-cell office:value-type="float" office:value="4.840808392">
                <text:p>4.840808392</text:p>
              </table:table-cell>
              <table:table-cell office:value-type="float" office:value="4.831843853">
                <text:p>4.831843853</text:p>
              </table:table-cell>
              <table:table-cell office:value-type="float" office:value="1">
                <text:p>1</text:p>
              </table:table-cell>
              <table:table-cell office:value-type="float" office:value="7.219456196">
                <text:p>7.219456196</text:p>
              </table:table-cell>
              <table:table-cell office:value-type="float" office:value="12.27119637">
                <text:p>12.27119637</text:p>
              </table:table-cell>
              <table:table-cell office:value-type="float" office:value="3.719676018">
                <text:p>3.719676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67.312">
                <text:p>1667.312</text:p>
              </table:table-cell>
              <table:table-cell office:value-type="float" office:value="1.013286829">
                <text:p>1.013286829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5432024">
                <text:p>2.865432024</text:p>
              </table:table-cell>
              <table:table-cell office:value-type="float" office:value="3.801401854">
                <text:p>3.801401854</text:p>
              </table:table-cell>
              <table:table-cell office:value-type="float" office:value="1.75109601">
                <text:p>1.75109601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68.003">
                <text:p>1668.003</text:p>
              </table:table-cell>
              <table:table-cell office:value-type="float" office:value="1.013315797">
                <text:p>1.013315797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5480185">
                <text:p>2.865480185</text:p>
              </table:table-cell>
              <table:table-cell office:value-type="float" office:value="3.80146575">
                <text:p>3.80146575</text:p>
              </table:table-cell>
              <table:table-cell office:value-type="float" office:value="1.751132488">
                <text:p>1.751132488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68.624">
                <text:p>1668.624</text:p>
              </table:table-cell>
              <table:table-cell office:value-type="float" office:value="1.01352644">
                <text:p>1.01352644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5831375">
                <text:p>2.865831375</text:p>
              </table:table-cell>
              <table:table-cell office:value-type="float" office:value="3.801688433">
                <text:p>3.801688433</text:p>
              </table:table-cell>
              <table:table-cell office:value-type="float" office:value="1.751259804">
                <text:p>1.75125980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69.138">
                <text:p>1669.138</text:p>
              </table:table-cell>
              <table:table-cell office:value-type="float" office:value="1.01345408">
                <text:p>1.01345408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5710735">
                <text:p>2.865710735</text:p>
              </table:table-cell>
              <table:table-cell office:value-type="float" office:value="3.801565409">
                <text:p>3.801565409</text:p>
              </table:table-cell>
              <table:table-cell office:value-type="float" office:value="1.75118947">
                <text:p>1.7511894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69.701">
                <text:p>1669.701</text:p>
              </table:table-cell>
              <table:table-cell office:value-type="float" office:value="1.01403749">
                <text:p>1.01403749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6683006">
                <text:p>2.866683006</text:p>
              </table:table-cell>
              <table:table-cell office:value-type="float" office:value="3.802398205">
                <text:p>3.802398205</text:p>
              </table:table-cell>
              <table:table-cell office:value-type="float" office:value="1.751665354">
                <text:p>1.75166535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0.327">
                <text:p>1670.327</text:p>
              </table:table-cell>
              <table:table-cell office:value-type="float" office:value="1.014008522">
                <text:p>1.014008522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6634607">
                <text:p>2.866634607</text:p>
              </table:table-cell>
              <table:table-cell office:value-type="float" office:value="3.802363873">
                <text:p>3.802363873</text:p>
              </table:table-cell>
              <table:table-cell office:value-type="float" office:value="1.751645684">
                <text:p>1.75164568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0.94">
                <text:p>1670.94</text:p>
              </table:table-cell>
              <table:table-cell office:value-type="float" office:value="1.016633272">
                <text:p>1.016633272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7100935">
                <text:p>2.87100935</text:p>
              </table:table-cell>
              <table:table-cell office:value-type="float" office:value="3.80442524">
                <text:p>3.80442524</text:p>
              </table:table-cell>
              <table:table-cell office:value-type="float" office:value="1.752823591">
                <text:p>1.752823591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1.496">
                <text:p>1671.496</text:p>
              </table:table-cell>
              <table:table-cell office:value-type="float" office:value="1.019768476">
                <text:p>1.019768476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76234531">
                <text:p>2.876234531</text:p>
              </table:table-cell>
              <table:table-cell office:value-type="float" office:value="3.808851242">
                <text:p>3.808851242</text:p>
              </table:table-cell>
              <table:table-cell office:value-type="float" office:value="1.755352855">
                <text:p>1.755352855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2.077">
                <text:p>1672.077</text:p>
              </table:table-cell>
              <table:table-cell office:value-type="float" office:value="1.01954329">
                <text:p>1.01954329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75859499">
                <text:p>2.875859499</text:p>
              </table:table-cell>
              <table:table-cell office:value-type="float" office:value="3.810965061">
                <text:p>3.810965061</text:p>
              </table:table-cell>
              <table:table-cell office:value-type="float" office:value="1.756560802">
                <text:p>1.75656080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2.613">
                <text:p>1672.613</text:p>
              </table:table-cell>
              <table:table-cell office:value-type="float" office:value="1.013546705">
                <text:p>1.013546705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5864992">
                <text:p>2.865864992</text:p>
              </table:table-cell>
              <table:table-cell office:value-type="float" office:value="3.80167985">
                <text:p>3.80167985</text:p>
              </table:table-cell>
              <table:table-cell office:value-type="float" office:value="1.751254797">
                <text:p>1.75125479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3.148">
                <text:p>1673.148</text:p>
              </table:table-cell>
              <table:table-cell office:value-type="float" office:value="1.013277888">
                <text:p>1.013277888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65417004">
                <text:p>2.865417004</text:p>
              </table:table-cell>
              <table:table-cell office:value-type="float" office:value="3.801353216">
                <text:p>3.801353216</text:p>
              </table:table-cell>
              <table:table-cell office:value-type="float" office:value="1.751068234">
                <text:p>1.75106823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3.723">
                <text:p>1673.723</text:p>
              </table:table-cell>
              <table:table-cell office:value-type="float" office:value="1.008694291">
                <text:p>1.008694291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57777834">
                <text:p>2.857777834</text:p>
              </table:table-cell>
              <table:table-cell office:value-type="float" office:value="3.798385859">
                <text:p>3.798385859</text:p>
              </table:table-cell>
              <table:table-cell office:value-type="float" office:value="1.749372602">
                <text:p>1.74937260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4.281">
                <text:p>1674.281</text:p>
              </table:table-cell>
              <table:table-cell office:value-type="float" office:value="1.006807446">
                <text:p>1.006807446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54633093">
                <text:p>2.854633093</text:p>
              </table:table-cell>
              <table:table-cell office:value-type="float" office:value="3.794902563">
                <text:p>3.794902563</text:p>
              </table:table-cell>
              <table:table-cell office:value-type="float" office:value="1.747382164">
                <text:p>1.74738216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4.864">
                <text:p>1674.864</text:p>
              </table:table-cell>
              <table:table-cell office:value-type="float" office:value="0.9853709936">
                <text:p>0.9853709936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818905592">
                <text:p>2.818905592</text:p>
              </table:table-cell>
              <table:table-cell office:value-type="float" office:value="3.772197247">
                <text:p>3.772197247</text:p>
              </table:table-cell>
              <table:table-cell office:value-type="float" office:value="1.734407663">
                <text:p>1.73440766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5.506">
                <text:p>1675.506</text:p>
              </table:table-cell>
              <table:table-cell office:value-type="float" office:value="0.9507442713">
                <text:p>0.9507442713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761194468">
                <text:p>2.761194468</text:p>
              </table:table-cell>
              <table:table-cell office:value-type="float" office:value="3.735127926">
                <text:p>3.735127926</text:p>
              </table:table-cell>
              <table:table-cell office:value-type="float" office:value="1.713225126">
                <text:p>1.71322512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6.007">
                <text:p>1676.007</text:p>
              </table:table-cell>
              <table:table-cell office:value-type="float" office:value="0.9235334992">
                <text:p>0.9235334992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715842962">
                <text:p>2.715842962</text:p>
              </table:table-cell>
              <table:table-cell office:value-type="float" office:value="3.698704958">
                <text:p>3.698704958</text:p>
              </table:table-cell>
              <table:table-cell office:value-type="float" office:value="1.692412019">
                <text:p>1.69241201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6.555">
                <text:p>1676.555</text:p>
              </table:table-cell>
              <table:table-cell office:value-type="float" office:value="0.8922843933">
                <text:p>0.8922843933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663761139">
                <text:p>2.663761139</text:p>
              </table:table-cell>
              <table:table-cell office:value-type="float" office:value="3.663849831">
                <text:p>3.663849831</text:p>
              </table:table-cell>
              <table:table-cell office:value-type="float" office:value="1.672494888">
                <text:p>1.672494888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7.125">
                <text:p>1677.125</text:p>
              </table:table-cell>
              <table:table-cell office:value-type="float" office:value="0.8631121516">
                <text:p>0.8631121516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615140676">
                <text:p>2.615140676</text:p>
              </table:table-cell>
              <table:table-cell office:value-type="float" office:value="3.632824183">
                <text:p>3.632824183</text:p>
              </table:table-cell>
              <table:table-cell office:value-type="float" office:value="1.654765844">
                <text:p>1.65476584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7.73">
                <text:p>1677.73</text:p>
              </table:table-cell>
              <table:table-cell office:value-type="float" office:value="0.8347238898">
                <text:p>0.8347238898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567826986">
                <text:p>2.567826986</text:p>
              </table:table-cell>
              <table:table-cell office:value-type="float" office:value="3.596040726">
                <text:p>3.596040726</text:p>
              </table:table-cell>
              <table:table-cell office:value-type="float" office:value="1.633746743">
                <text:p>1.63374674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8.251">
                <text:p>1678.251</text:p>
              </table:table-cell>
              <table:table-cell office:value-type="float" office:value="0.8008590341">
                <text:p>0.8008590341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511385679">
                <text:p>2.511385679</text:p>
              </table:table-cell>
              <table:table-cell office:value-type="float" office:value="3.558112144">
                <text:p>3.558112144</text:p>
              </table:table-cell>
              <table:table-cell office:value-type="float" office:value="1.612073421">
                <text:p>1.612073421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8.829">
                <text:p>1678.829</text:p>
              </table:table-cell>
              <table:table-cell office:value-type="float" office:value="0.771800518">
                <text:p>0.771800518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46295476">
                <text:p>2.46295476</text:p>
              </table:table-cell>
              <table:table-cell office:value-type="float" office:value="3.524059772">
                <text:p>3.524059772</text:p>
              </table:table-cell>
              <table:table-cell office:value-type="float" office:value="1.59261477">
                <text:p>1.5926147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79.387">
                <text:p>1679.387</text:p>
              </table:table-cell>
              <table:table-cell office:value-type="float" office:value="0.7589487433">
                <text:p>0.7589487433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441534996">
                <text:p>2.441534996</text:p>
              </table:table-cell>
              <table:table-cell office:value-type="float" office:value="3.514450312">
                <text:p>3.514450312</text:p>
              </table:table-cell>
              <table:table-cell office:value-type="float" office:value="1.587123752">
                <text:p>1.58712375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0.025">
                <text:p>1680.025</text:p>
              </table:table-cell>
              <table:table-cell office:value-type="float" office:value="0.7479082942">
                <text:p>0.7479082942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423134327">
                <text:p>2.423134327</text:p>
              </table:table-cell>
              <table:table-cell office:value-type="float" office:value="3.493160486">
                <text:p>3.493160486</text:p>
              </table:table-cell>
              <table:table-cell office:value-type="float" office:value="1.574958086">
                <text:p>1.57495808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0.588">
                <text:p>1680.588</text:p>
              </table:table-cell>
              <table:table-cell office:value-type="float" office:value="0.7240017653">
                <text:p>0.7240017653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383290052">
                <text:p>2.383290052</text:p>
              </table:table-cell>
              <table:table-cell office:value-type="float" office:value="3.468704462">
                <text:p>3.468704462</text:p>
              </table:table-cell>
              <table:table-cell office:value-type="float" office:value="1.560983181">
                <text:p>1.560983181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1.215">
                <text:p>1681.215</text:p>
              </table:table-cell>
              <table:table-cell office:value-type="float" office:value="0.718906939">
                <text:p>0.718906939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374798775">
                <text:p>2.374798775</text:p>
              </table:table-cell>
              <table:table-cell office:value-type="float" office:value="3.464660645">
                <text:p>3.464660645</text:p>
              </table:table-cell>
              <table:table-cell office:value-type="float" office:value="1.558672428">
                <text:p>1.558672428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1.879">
                <text:p>1681.879</text:p>
              </table:table-cell>
              <table:table-cell office:value-type="float" office:value="0.6950892806">
                <text:p>0.6950892806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335102558">
                <text:p>2.335102558</text:p>
              </table:table-cell>
              <table:table-cell office:value-type="float" office:value="3.437797546">
                <text:p>3.437797546</text:p>
              </table:table-cell>
              <table:table-cell office:value-type="float" office:value="1.543322086">
                <text:p>1.54332208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2.411">
                <text:p>1682.411</text:p>
              </table:table-cell>
              <table:table-cell office:value-type="float" office:value="0.6776224375">
                <text:p>0.6776224375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305991173">
                <text:p>2.305991173</text:p>
              </table:table-cell>
              <table:table-cell office:value-type="float" office:value="3.418798923">
                <text:p>3.418798923</text:p>
              </table:table-cell>
              <table:table-cell office:value-type="float" office:value="1.532465816">
                <text:p>1.53246581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3.022">
                <text:p>1683.022</text:p>
              </table:table-cell>
              <table:table-cell office:value-type="float" office:value="0.660515964">
                <text:p>0.660515964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77480364">
                <text:p>2.277480364</text:p>
              </table:table-cell>
              <table:table-cell office:value-type="float" office:value="3.397242069">
                <text:p>3.397242069</text:p>
              </table:table-cell>
              <table:table-cell office:value-type="float" office:value="1.520147562">
                <text:p>1.52014756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3.592">
                <text:p>1683.592</text:p>
              </table:table-cell>
              <table:table-cell office:value-type="float" office:value="0.6551921368">
                <text:p>0.6551921368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68607378">
                <text:p>2.268607378</text:p>
              </table:table-cell>
              <table:table-cell office:value-type="float" office:value="3.392453432">
                <text:p>3.392453432</text:p>
              </table:table-cell>
              <table:table-cell office:value-type="float" office:value="1.517411232">
                <text:p>1.51741123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4.18">
                <text:p>1684.18</text:p>
              </table:table-cell>
              <table:table-cell office:value-type="float" office:value="0.6407390237">
                <text:p>0.6407390237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44518995">
                <text:p>2.244518995</text:p>
              </table:table-cell>
              <table:table-cell office:value-type="float" office:value="3.374142408">
                <text:p>3.374142408</text:p>
              </table:table-cell>
              <table:table-cell office:value-type="float" office:value="1.506947756">
                <text:p>1.50694775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4.691">
                <text:p>1684.691</text:p>
              </table:table-cell>
              <table:table-cell office:value-type="float" office:value="0.6352496147">
                <text:p>0.6352496147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35369921">
                <text:p>2.235369921</text:p>
              </table:table-cell>
              <table:table-cell office:value-type="float" office:value="3.368272781">
                <text:p>3.368272781</text:p>
              </table:table-cell>
              <table:table-cell office:value-type="float" office:value="1.503593683">
                <text:p>1.50359368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5.295">
                <text:p>1685.295</text:p>
              </table:table-cell>
              <table:table-cell office:value-type="float" office:value="0.6318670511">
                <text:p>0.6318670511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29732275">
                <text:p>2.229732275</text:p>
              </table:table-cell>
              <table:table-cell office:value-type="float" office:value="3.366022348">
                <text:p>3.366022348</text:p>
              </table:table-cell>
              <table:table-cell office:value-type="float" office:value="1.502307773">
                <text:p>1.50230777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5.841">
                <text:p>1685.841</text:p>
              </table:table-cell>
              <table:table-cell office:value-type="float" office:value="0.6289256811">
                <text:p>0.6289256811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24829912">
                <text:p>2.224829912</text:p>
              </table:table-cell>
              <table:table-cell office:value-type="float" office:value="3.358809948">
                <text:p>3.358809948</text:p>
              </table:table-cell>
              <table:table-cell office:value-type="float" office:value="1.49818635">
                <text:p>1.49818635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6.444">
                <text:p>1686.444</text:p>
              </table:table-cell>
              <table:table-cell office:value-type="float" office:value="0.6235884428">
                <text:p>0.6235884428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15934515">
                <text:p>2.215934515</text:p>
              </table:table-cell>
              <table:table-cell office:value-type="float" office:value="3.35310483">
                <text:p>3.35310483</text:p>
              </table:table-cell>
              <table:table-cell office:value-type="float" office:value="1.494926214">
                <text:p>1.49492621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6.897">
                <text:p>1686.897</text:p>
              </table:table-cell>
              <table:table-cell office:value-type="float" office:value="0.6185144782">
                <text:p>0.6185144782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07478046">
                <text:p>2.207478046</text:p>
              </table:table-cell>
              <table:table-cell office:value-type="float" office:value="3.34997344">
                <text:p>3.34997344</text:p>
              </table:table-cell>
              <table:table-cell office:value-type="float" office:value="1.493136883">
                <text:p>1.49313688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7.482">
                <text:p>1687.482</text:p>
              </table:table-cell>
              <table:table-cell office:value-type="float" office:value="0.6182433367">
                <text:p>0.6182433367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207026005">
                <text:p>2.207026005</text:p>
              </table:table-cell>
              <table:table-cell office:value-type="float" office:value="3.34713006">
                <text:p>3.34713006</text:p>
              </table:table-cell>
              <table:table-cell office:value-type="float" office:value="1.49151206">
                <text:p>1.4915120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8.049">
                <text:p>1688.049</text:p>
              </table:table-cell>
              <table:table-cell office:value-type="float" office:value="0.6132528186">
                <text:p>0.6132528186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98708534">
                <text:p>2.198708534</text:p>
              </table:table-cell>
              <table:table-cell office:value-type="float" office:value="3.338971615">
                <text:p>3.338971615</text:p>
              </table:table-cell>
              <table:table-cell office:value-type="float" office:value="1.486850142">
                <text:p>1.48685014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8.707">
                <text:p>1688.707</text:p>
              </table:table-cell>
              <table:table-cell office:value-type="float" office:value="0.6072686911">
                <text:p>0.6072686911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88735008">
                <text:p>2.188735008</text:p>
              </table:table-cell>
              <table:table-cell office:value-type="float" office:value="3.333650589">
                <text:p>3.333650589</text:p>
              </table:table-cell>
              <table:table-cell office:value-type="float" office:value="1.48380959">
                <text:p>1.4838095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9.306">
                <text:p>1689.306</text:p>
              </table:table-cell>
              <table:table-cell office:value-type="float" office:value="0.6025218964">
                <text:p>0.6025218964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80823803">
                <text:p>2.180823803</text:p>
              </table:table-cell>
              <table:table-cell office:value-type="float" office:value="3.331039906">
                <text:p>3.331039906</text:p>
              </table:table-cell>
              <table:table-cell office:value-type="float" office:value="1.482317805">
                <text:p>1.482317805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89.804">
                <text:p>1689.804</text:p>
              </table:table-cell>
              <table:table-cell office:value-type="float" office:value="0.6008689404">
                <text:p>0.6008689404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78068876">
                <text:p>2.178068876</text:p>
              </table:table-cell>
              <table:table-cell office:value-type="float" office:value="3.323761225">
                <text:p>3.323761225</text:p>
              </table:table-cell>
              <table:table-cell office:value-type="float" office:value="1.478158474">
                <text:p>1.47815847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0.371">
                <text:p>1690.371</text:p>
              </table:table-cell>
              <table:table-cell office:value-type="float" office:value="0.5974854231">
                <text:p>0.5974854231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72429562">
                <text:p>2.172429562</text:p>
              </table:table-cell>
              <table:table-cell office:value-type="float" office:value="3.319187641">
                <text:p>3.319187641</text:p>
              </table:table-cell>
              <table:table-cell office:value-type="float" office:value="1.475545049">
                <text:p>1.47554504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0.951">
                <text:p>1690.951</text:p>
              </table:table-cell>
              <table:table-cell office:value-type="float" office:value="0.5921045542">
                <text:p>0.5921045542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63461447">
                <text:p>2.163461447</text:p>
              </table:table-cell>
              <table:table-cell office:value-type="float" office:value="3.314239264">
                <text:p>3.314239264</text:p>
              </table:table-cell>
              <table:table-cell office:value-type="float" office:value="1.472717404">
                <text:p>1.47271740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1.421">
                <text:p>1691.421</text:p>
              </table:table-cell>
              <table:table-cell office:value-type="float" office:value="0.5913895369">
                <text:p>0.5913895369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62269831">
                <text:p>2.162269831</text:p>
              </table:table-cell>
              <table:table-cell office:value-type="float" office:value="3.313618898">
                <text:p>3.313618898</text:p>
              </table:table-cell>
              <table:table-cell office:value-type="float" office:value="1.472362876">
                <text:p>1.47236287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1.955">
                <text:p>1691.955</text:p>
              </table:table-cell>
              <table:table-cell office:value-type="float" office:value="0.5866503716">
                <text:p>0.5866503716</text:p>
              </table:table-cell>
              <table:table-cell office:value-type="float" office:value="0.9222928286">
                <text:p>0.922292828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54371262">
                <text:p>2.154371262</text:p>
              </table:table-cell>
              <table:table-cell office:value-type="float" office:value="3.307831287">
                <text:p>3.307831287</text:p>
              </table:table-cell>
              <table:table-cell office:value-type="float" office:value="1.469055653">
                <text:p>1.46905565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2.55">
                <text:p>1692.55</text:p>
              </table:table-cell>
              <table:table-cell office:value-type="float" office:value="0.5816140771">
                <text:p>0.5816140771</text:p>
              </table:table-cell>
              <table:table-cell office:value-type="float" office:value="0.9222961068">
                <text:p>0.922296106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4598608">
                <text:p>2.14598608</text:p>
              </table:table-cell>
              <table:table-cell office:value-type="float" office:value="3.300071001">
                <text:p>3.300071001</text:p>
              </table:table-cell>
              <table:table-cell office:value-type="float" office:value="1.464621186">
                <text:p>1.46462118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3.101">
                <text:p>1693.101</text:p>
              </table:table-cell>
              <table:table-cell office:value-type="float" office:value="0.5766658187">
                <text:p>0.5766658187</text:p>
              </table:table-cell>
              <table:table-cell office:value-type="float" office:value="0.9222961068">
                <text:p>0.922296106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37738943">
                <text:p>2.137738943</text:p>
              </table:table-cell>
              <table:table-cell office:value-type="float" office:value="3.295134544">
                <text:p>3.295134544</text:p>
              </table:table-cell>
              <table:table-cell office:value-type="float" office:value="1.461800456">
                <text:p>1.46180045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3.608">
                <text:p>1693.608</text:p>
              </table:table-cell>
              <table:table-cell office:value-type="float" office:value="0.5768840313">
                <text:p>0.5768840313</text:p>
              </table:table-cell>
              <table:table-cell office:value-type="float" office:value="0.9222961068">
                <text:p>0.922296106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38102531">
                <text:p>2.138102531</text:p>
              </table:table-cell>
              <table:table-cell office:value-type="float" office:value="3.295218229">
                <text:p>3.295218229</text:p>
              </table:table-cell>
              <table:table-cell office:value-type="float" office:value="1.461848259">
                <text:p>1.46184825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4.194">
                <text:p>1694.194</text:p>
              </table:table-cell>
              <table:table-cell office:value-type="float" office:value="0.5699571967">
                <text:p>0.5699571967</text:p>
              </table:table-cell>
              <table:table-cell office:value-type="float" office:value="0.9222961068">
                <text:p>0.922296106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26557827">
                <text:p>2.126557827</text:p>
              </table:table-cell>
              <table:table-cell office:value-type="float" office:value="3.289025307">
                <text:p>3.289025307</text:p>
              </table:table-cell>
              <table:table-cell office:value-type="float" office:value="1.458309412">
                <text:p>1.45830941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4.724">
                <text:p>1694.724</text:p>
              </table:table-cell>
              <table:table-cell office:value-type="float" office:value="0.5666744709">
                <text:p>0.5666744709</text:p>
              </table:table-cell>
              <table:table-cell office:value-type="float" office:value="0.9222989678">
                <text:p>0.922298967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21092081">
                <text:p>2.121092081</text:p>
              </table:table-cell>
              <table:table-cell office:value-type="float" office:value="3.285293579">
                <text:p>3.285293579</text:p>
              </table:table-cell>
              <table:table-cell office:value-type="float" office:value="1.456176996">
                <text:p>1.45617699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5.243">
                <text:p>1695.243</text:p>
              </table:table-cell>
              <table:table-cell office:value-type="float" office:value="0.5629042983">
                <text:p>0.5629042983</text:p>
              </table:table-cell>
              <table:table-cell office:value-type="float" office:value="0.9222989678">
                <text:p>0.922298967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14808559">
                <text:p>2.114808559</text:p>
              </table:table-cell>
              <table:table-cell office:value-type="float" office:value="3.28154707">
                <text:p>3.28154707</text:p>
              </table:table-cell>
              <table:table-cell office:value-type="float" office:value="1.454036117">
                <text:p>1.45403611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5.78">
                <text:p>1695.78</text:p>
              </table:table-cell>
              <table:table-cell office:value-type="float" office:value="0.5632308722">
                <text:p>0.5632308722</text:p>
              </table:table-cell>
              <table:table-cell office:value-type="float" office:value="0.9222989678">
                <text:p>0.922298967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15352869">
                <text:p>2.115352869</text:p>
              </table:table-cell>
              <table:table-cell office:value-type="float" office:value="3.278783083">
                <text:p>3.278783083</text:p>
              </table:table-cell>
              <table:table-cell office:value-type="float" office:value="1.452456713">
                <text:p>1.45245671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6.347">
                <text:p>1696.347</text:p>
              </table:table-cell>
              <table:table-cell office:value-type="float" office:value="0.5591811538">
                <text:p>0.5591811538</text:p>
              </table:table-cell>
              <table:table-cell office:value-type="float" office:value="0.9222989678">
                <text:p>0.922298967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08603239">
                <text:p>2.108603239</text:p>
              </table:table-cell>
              <table:table-cell office:value-type="float" office:value="3.273591518">
                <text:p>3.273591518</text:p>
              </table:table-cell>
              <table:table-cell office:value-type="float" office:value="1.44949007">
                <text:p>1.4494900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6.954">
                <text:p>1696.954</text:p>
              </table:table-cell>
              <table:table-cell office:value-type="float" office:value="0.554228723">
                <text:p>0.554228723</text:p>
              </table:table-cell>
              <table:table-cell office:value-type="float" office:value="0.9223021269">
                <text:p>0.9223021269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100353241">
                <text:p>2.100353241</text:p>
              </table:table-cell>
              <table:table-cell office:value-type="float" office:value="3.268591881">
                <text:p>3.268591881</text:p>
              </table:table-cell>
              <table:table-cell office:value-type="float" office:value="1.44663322">
                <text:p>1.4466332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7.588">
                <text:p>1697.588</text:p>
              </table:table-cell>
              <table:table-cell office:value-type="float" office:value="0.5498099327">
                <text:p>0.5498099327</text:p>
              </table:table-cell>
              <table:table-cell office:value-type="float" office:value="0.9223021269">
                <text:p>0.9223021269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92988491">
                <text:p>2.092988491</text:p>
              </table:table-cell>
              <table:table-cell office:value-type="float" office:value="3.264222145">
                <text:p>3.264222145</text:p>
              </table:table-cell>
              <table:table-cell office:value-type="float" office:value="1.444136143">
                <text:p>1.44413614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8.214">
                <text:p>1698.214</text:p>
              </table:table-cell>
              <table:table-cell office:value-type="float" office:value="0.5528119802">
                <text:p>0.5528119802</text:p>
              </table:table-cell>
              <table:table-cell office:value-type="float" office:value="0.9223021269">
                <text:p>0.9223021269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97991943">
                <text:p>2.097991943</text:p>
              </table:table-cell>
              <table:table-cell office:value-type="float" office:value="3.26210618">
                <text:p>3.26210618</text:p>
              </table:table-cell>
              <table:table-cell office:value-type="float" office:value="1.442927122">
                <text:p>1.44292712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8.852">
                <text:p>1698.852</text:p>
              </table:table-cell>
              <table:table-cell office:value-type="float" office:value="0.5447624922">
                <text:p>0.5447624922</text:p>
              </table:table-cell>
              <table:table-cell office:value-type="float" office:value="0.9223063588">
                <text:p>0.922306358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84580421">
                <text:p>2.084580421</text:p>
              </table:table-cell>
              <table:table-cell office:value-type="float" office:value="3.254404068">
                <text:p>3.254404068</text:p>
              </table:table-cell>
              <table:table-cell office:value-type="float" office:value="1.438525796">
                <text:p>1.43852579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699.455">
                <text:p>1699.455</text:p>
              </table:table-cell>
              <table:table-cell office:value-type="float" office:value="0.5402667522">
                <text:p>0.5402667522</text:p>
              </table:table-cell>
              <table:table-cell office:value-type="float" office:value="0.9223063588">
                <text:p>0.922306358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77087164">
                <text:p>2.077087164</text:p>
              </table:table-cell>
              <table:table-cell office:value-type="float" office:value="3.248693228">
                <text:p>3.248693228</text:p>
              </table:table-cell>
              <table:table-cell office:value-type="float" office:value="1.435262442">
                <text:p>1.43526244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0.045">
                <text:p>1700.045</text:p>
              </table:table-cell>
              <table:table-cell office:value-type="float" office:value="0.5362192988">
                <text:p>0.5362192988</text:p>
              </table:table-cell>
              <table:table-cell office:value-type="float" office:value="0.9223063588">
                <text:p>0.9223063588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70341349">
                <text:p>2.070341349</text:p>
              </table:table-cell>
              <table:table-cell office:value-type="float" office:value="3.243901253">
                <text:p>3.243901253</text:p>
              </table:table-cell>
              <table:table-cell office:value-type="float" office:value="1.432524323">
                <text:p>1.432524323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0.587">
                <text:p>1700.587</text:p>
              </table:table-cell>
              <table:table-cell office:value-type="float" office:value="0.5329784155">
                <text:p>0.5329784155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64944983">
                <text:p>2.064944983</text:p>
              </table:table-cell>
              <table:table-cell office:value-type="float" office:value="3.23573637">
                <text:p>3.23573637</text:p>
              </table:table-cell>
              <table:table-cell office:value-type="float" office:value="1.427858591">
                <text:p>1.427858591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1.161">
                <text:p>1701.161</text:p>
              </table:table-cell>
              <table:table-cell office:value-type="float" office:value="0.5289312005">
                <text:p>0.5289312005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8199406">
                <text:p>2.058199406</text:p>
              </table:table-cell>
              <table:table-cell office:value-type="float" office:value="3.230213404">
                <text:p>3.230213404</text:p>
              </table:table-cell>
              <table:table-cell office:value-type="float" office:value="1.424702644">
                <text:p>1.42470264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1.769">
                <text:p>1701.769</text:p>
              </table:table-cell>
              <table:table-cell office:value-type="float" office:value="0.5269625783">
                <text:p>0.5269625783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4918289">
                <text:p>2.054918289</text:p>
              </table:table-cell>
              <table:table-cell office:value-type="float" office:value="3.22709465">
                <text:p>3.22709465</text:p>
              </table:table-cell>
              <table:table-cell office:value-type="float" office:value="1.422920465">
                <text:p>1.422920465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2.269">
                <text:p>1702.269</text:p>
              </table:table-cell>
              <table:table-cell office:value-type="float" office:value="0.5266720057">
                <text:p>0.5266720057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4434061">
                <text:p>2.054434061</text:p>
              </table:table-cell>
              <table:table-cell office:value-type="float" office:value="3.226835728">
                <text:p>3.226835728</text:p>
              </table:table-cell>
              <table:table-cell office:value-type="float" office:value="1.422772527">
                <text:p>1.42277252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2.968">
                <text:p>1702.968</text:p>
              </table:table-cell>
              <table:table-cell office:value-type="float" office:value="0.5266749859">
                <text:p>0.5266749859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4439068">
                <text:p>2.054439068</text:p>
              </table:table-cell>
              <table:table-cell office:value-type="float" office:value="3.227591753">
                <text:p>3.227591753</text:p>
              </table:table-cell>
              <table:table-cell office:value-type="float" office:value="1.423204541">
                <text:p>1.423204541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3.447">
                <text:p>1703.447</text:p>
              </table:table-cell>
              <table:table-cell office:value-type="float" office:value="0.5286513567">
                <text:p>0.5286513567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7732821">
                <text:p>2.057732821</text:p>
              </table:table-cell>
              <table:table-cell office:value-type="float" office:value="3.229841232">
                <text:p>3.229841232</text:p>
              </table:table-cell>
              <table:table-cell office:value-type="float" office:value="1.424489975">
                <text:p>1.424489975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4.07">
                <text:p>1704.07</text:p>
              </table:table-cell>
              <table:table-cell office:value-type="float" office:value="0.5286445618">
                <text:p>0.5286445618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7721615">
                <text:p>2.057721615</text:p>
              </table:table-cell>
              <table:table-cell office:value-type="float" office:value="3.229828835">
                <text:p>3.229828835</text:p>
              </table:table-cell>
              <table:table-cell office:value-type="float" office:value="1.424482822">
                <text:p>1.42448282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4.713">
                <text:p>1704.713</text:p>
              </table:table-cell>
              <table:table-cell office:value-type="float" office:value="0.5279387832">
                <text:p>0.5279387832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6545258">
                <text:p>2.056545258</text:p>
              </table:table-cell>
              <table:table-cell office:value-type="float" office:value="3.229126692">
                <text:p>3.229126692</text:p>
              </table:table-cell>
              <table:table-cell office:value-type="float" office:value="1.424081564">
                <text:p>1.424081564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5.362">
                <text:p>1705.362</text:p>
              </table:table-cell>
              <table:table-cell office:value-type="float" office:value="0.5280416012">
                <text:p>0.5280416012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6716681">
                <text:p>2.056716681</text:p>
              </table:table-cell>
              <table:table-cell office:value-type="float" office:value="3.229125261">
                <text:p>3.229125261</text:p>
              </table:table-cell>
              <table:table-cell office:value-type="float" office:value="1.424080849">
                <text:p>1.42408084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5.98">
                <text:p>1705.98</text:p>
              </table:table-cell>
              <table:table-cell office:value-type="float" office:value="0.5280686617">
                <text:p>0.5280686617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0.7369837761">
                <text:p>0.7369837761</text:p>
              </table:table-cell>
              <table:table-cell office:value-type="float" office:value="0.150000006">
                <text:p>0.150000006</text:p>
              </table:table-cell>
              <table:table-cell office:value-type="float" office:value="2.056761742">
                <text:p>2.056761742</text:p>
              </table:table-cell>
              <table:table-cell office:value-type="float" office:value="3.229088068">
                <text:p>3.229088068</text:p>
              </table:table-cell>
              <table:table-cell office:value-type="float" office:value="1.424059629">
                <text:p>1.42405962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6.49">
                <text:p>1706.49</text:p>
              </table:table-cell>
              <table:table-cell office:value-type="float" office:value="0.5315079689">
                <text:p>0.5315079689</text:p>
              </table:table-cell>
              <table:table-cell office:value-type="float" office:value="0.9223113656">
                <text:p>0.9223113656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2.06249404">
                <text:p>2.06249404</text:p>
              </table:table-cell>
              <table:table-cell office:value-type="float" office:value="5.038974762">
                <text:p>5.038974762</text:p>
              </table:table-cell>
              <table:table-cell office:value-type="float" office:value="1.42600286">
                <text:p>1.4260028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7.089">
                <text:p>1707.089</text:p>
              </table:table-cell>
              <table:table-cell office:value-type="float" office:value="0.531509459">
                <text:p>0.531509459</text:p>
              </table:table-cell>
              <table:table-cell office:value-type="float" office:value="0.9122161269">
                <text:p>0.9122161269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2.052401304">
                <text:p>2.052401304</text:p>
              </table:table-cell>
              <table:table-cell office:value-type="float" office:value="5.038991451">
                <text:p>5.038991451</text:p>
              </table:table-cell>
              <table:table-cell office:value-type="float" office:value="1.426009536">
                <text:p>1.42600953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7.631">
                <text:p>1707.631</text:p>
              </table:table-cell>
              <table:table-cell office:value-type="float" office:value="0.5315119624">
                <text:p>0.5315119624</text:p>
              </table:table-cell>
              <table:table-cell office:value-type="float" office:value="0.8121935725">
                <text:p>0.8121935725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1.952382803">
                <text:p>1.952382803</text:p>
              </table:table-cell>
              <table:table-cell office:value-type="float" office:value="4.943946362">
                <text:p>4.943946362</text:p>
              </table:table-cell>
              <table:table-cell office:value-type="float" office:value="1.387991548">
                <text:p>1.387991548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8.258">
                <text:p>1708.258</text:p>
              </table:table-cell>
              <table:table-cell office:value-type="float" office:value="0.3815039694">
                <text:p>0.3815039694</text:p>
              </table:table-cell>
              <table:table-cell office:value-type="float" office:value="0.735220015">
                <text:p>0.735220015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1.725402951">
                <text:p>1.725402951</text:p>
              </table:table-cell>
              <table:table-cell office:value-type="float" office:value="4.514148712">
                <text:p>4.514148712</text:p>
              </table:table-cell>
              <table:table-cell office:value-type="float" office:value="1.216072321">
                <text:p>1.216072321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8.87">
                <text:p>1708.87</text:p>
              </table:table-cell>
              <table:table-cell office:value-type="float" office:value="0.3815039694">
                <text:p>0.3815039694</text:p>
              </table:table-cell>
              <table:table-cell office:value-type="float" office:value="0.8057002425">
                <text:p>0.8057002425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1.794875622">
                <text:p>1.794875622</text:p>
              </table:table-cell>
              <table:table-cell office:value-type="float" office:value="4.286278248">
                <text:p>4.286278248</text:p>
              </table:table-cell>
              <table:table-cell office:value-type="float" office:value="1.124924302">
                <text:p>1.124924302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9.379">
                <text:p>1709.379</text:p>
              </table:table-cell>
              <table:table-cell office:value-type="float" office:value="0.3815039694">
                <text:p>0.3815039694</text:p>
              </table:table-cell>
              <table:table-cell office:value-type="float" office:value="0.8031614423">
                <text:p>0.8031614423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1.792332888">
                <text:p>1.792332888</text:p>
              </table:table-cell>
              <table:table-cell office:value-type="float" office:value="4.1729002">
                <text:p>4.1729002</text:p>
              </table:table-cell>
              <table:table-cell office:value-type="float" office:value="1.079573035">
                <text:p>1.079573035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09.973">
                <text:p>1709.973</text:p>
              </table:table-cell>
              <table:table-cell office:value-type="float" office:value="0.3815039694">
                <text:p>0.3815039694</text:p>
              </table:table-cell>
              <table:table-cell office:value-type="float" office:value="0.8031614423">
                <text:p>0.8031614423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1.792565703">
                <text:p>1.792565703</text:p>
              </table:table-cell>
              <table:table-cell office:value-type="float" office:value="4.164958477">
                <text:p>4.164958477</text:p>
              </table:table-cell>
              <table:table-cell office:value-type="float" office:value="1.076396227">
                <text:p>1.076396227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10.576">
                <text:p>1710.576</text:p>
              </table:table-cell>
              <table:table-cell office:value-type="float" office:value="0.3815039694">
                <text:p>0.3815039694</text:p>
              </table:table-cell>
              <table:table-cell office:value-type="float" office:value="1.057823658">
                <text:p>1.057823658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2.047215462">
                <text:p>2.047215462</text:p>
              </table:table-cell>
              <table:table-cell office:value-type="float" office:value="4.164901257">
                <text:p>4.164901257</text:p>
              </table:table-cell>
              <table:table-cell office:value-type="float" office:value="1.076373339">
                <text:p>1.076373339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11.141">
                <text:p>1711.141</text:p>
              </table:table-cell>
              <table:table-cell office:value-type="float" office:value="0.3815039694">
                <text:p>0.3815039694</text:p>
              </table:table-cell>
              <table:table-cell office:value-type="float" office:value="1.086053491">
                <text:p>1.086053491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2.074429512">
                <text:p>2.074429512</text:p>
              </table:table-cell>
              <table:table-cell office:value-type="float" office:value="4.16344738">
                <text:p>4.16344738</text:p>
              </table:table-cell>
              <table:table-cell office:value-type="float" office:value="1.075791836">
                <text:p>1.075791836</text:p>
              </table:table-cell>
              <table:table-cell office:value-type="float" office:value="0.200000003">
                <text:p>0.200000003</text:p>
              </table:table-cell>
            </table:table-row>
            <table:table-row>
              <table:table-cell office:value-type="float" office:value="1711.737">
                <text:p>1711.737</text:p>
              </table:table-cell>
              <table:table-cell office:value-type="float" office:value="0.3815039694">
                <text:p>0.3815039694</text:p>
              </table:table-cell>
              <table:table-cell office:value-type="float" office:value="1.114364147">
                <text:p>1.114364147</text:p>
              </table:table-cell>
              <table:table-cell office:value-type="float" office:value="1.473967552">
                <text:p>1.473967552</text:p>
              </table:table-cell>
              <table:table-cell office:value-type="float" office:value="0.3000000119">
                <text:p>0.3000000119</text:p>
              </table:table-cell>
              <table:table-cell office:value-type="float" office:value="2.102822304">
                <text:p>2.102822304</text:p>
              </table:table-cell>
              <table:table-cell office:value-type="float" office:value="4.163585663">
                <text:p>4.163585663</text:p>
              </table:table-cell>
              <table:table-cell office:value-type="float" office:value="1.075847268">
                <text:p>1.075847268</text:p>
              </table:table-cell>
              <table:table-cell office:value-type="float" office:value="0.200000003">
                <text:p>0.200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